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0.00pt" fo:font-weight="normal" fo:font-family="'Courier New'" style:font-family-asian="'Courier New'" style:font-family-complex="'Courier New'"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0.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0.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Courier New'" style:font-family-asian="'Courier New'" style:font-family-complex="'Courier New'" fo:background-color="transparent" style:use-window-font-color="true"/>
    </style:style>
    <style:style style:name="T21" style:family="text">
      <style:text-properties fo:font-size="10.00pt" fo:font-weight="normal" fo:font-family="Calibri" style:font-family-asian="Calibri" style:font-family-complex="Calibri" fo:background-color="transparent" style:use-window-font-color="true"/>
    </style:style>
    <style:style style:name="T22" style:family="text">
      <style:text-properties fo:font-size="10.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Courier New'" style:font-family-asian="'Courier New'" style:font-family-complex="'Courier New'" fo:background-color="transparent" style:use-window-font-color="true"/>
    </style:style>
    <style:style style:name="T25" style:family="text">
      <style:text-properties fo:font-size="10.00pt" fo:font-weight="normal" fo:font-family="'Courier New'" style:font-family-asian="'Courier New'" style:font-family-complex="'Courier New'" fo:background-color="transparent" style:use-window-font-color="true"/>
    </style:style>
    <style:style style:name="T26" style:family="text">
      <style:text-properties fo:font-size="10.00pt" fo:font-weight="normal" fo:font-family="'Courier New'" style:font-family-asian="'Courier New'" style:font-family-complex="'Courier New'" fo:background-color="transparent" style:use-window-font-color="true"/>
    </style:style>
    <style:style style:name="T27" style:family="text">
      <style:text-properties fo:font-size="10.00pt" fo:font-weight="normal" fo:font-family="'Courier New'" style:font-family-asian="'Courier New'" style:font-family-complex="'Courier New'" fo:background-color="transparent" style:use-window-font-color="true"/>
    </style:style>
    <style:style style:name="T28" style:family="text">
      <style:text-properties fo:font-size="10.00pt" fo:font-weight="normal" fo:font-family="'Courier New'" style:font-family-asian="'Courier New'" style:font-family-complex="'Courier New'" fo:background-color="transparent" style:use-window-font-color="true"/>
    </style:style>
    <style:style style:name="T29" style:family="text">
      <style:text-properties fo:font-size="10.00pt" fo:font-weight="normal" fo:font-family="'Courier New'" style:font-family-asian="'Courier New'" style:font-family-complex="'Courier New'" fo:background-color="transparent" style:use-window-font-color="true"/>
    </style:style>
    <style:style style:name="T30" style:family="text">
      <style:text-properties fo:font-size="10.00pt" fo:font-weight="normal" fo:font-family="'Courier New'" style:font-family-asian="'Courier New'" style:font-family-complex="'Courier New'" fo:background-color="transparent" style:use-window-font-color="true"/>
    </style:style>
    <style:style style:name="T31" style:family="text">
      <style:text-properties fo:font-size="10.00pt" fo:font-weight="normal" fo:font-family="'Courier New'" style:font-family-asian="'Courier New'" style:font-family-complex="'Courier New'" fo:background-color="transparent" style:use-window-font-color="true"/>
    </style:style>
    <style:style style:name="T32" style:family="text">
      <style:text-properties fo:font-size="10.00pt" fo:font-weight="normal" fo:font-family="'Courier New'" style:font-family-asian="'Courier New'" style:font-family-complex="'Courier New'" fo:background-color="transparent" style:use-window-font-color="true"/>
    </style:style>
    <style:style style:name="T33" style:family="text">
      <style:text-properties fo:font-size="10.00pt" fo:font-weight="normal" fo:font-family="'Courier New'" style:font-family-asian="'Courier New'" style:font-family-complex="'Courier New'" fo:background-color="transparent" style:use-window-font-color="true"/>
    </style:style>
    <style:style style:name="T34" style:family="text">
      <style:text-properties fo:font-size="10.00pt" fo:font-weight="normal" fo:font-family="'Courier New'" style:font-family-asian="'Courier New'" style:font-family-complex="'Courier New'" fo:background-color="transparent" style:use-window-font-color="true"/>
    </style:style>
    <style:style style:name="T35" style:family="text">
      <style:text-properties fo:font-size="10.00pt" fo:font-weight="normal" fo:font-family="'Courier New'" style:font-family-asian="'Courier New'" style:font-family-complex="'Courier New'" fo:background-color="transparent" style:use-window-font-color="true"/>
    </style:style>
    <style:style style:name="T36" style:family="text">
      <style:text-properties fo:font-size="10.00pt" fo:font-weight="normal" fo:font-family="'Courier New'" style:font-family-asian="'Courier New'" style:font-family-complex="'Courier New'" fo:background-color="transparent" style:use-window-font-color="true"/>
    </style:style>
    <style:style style:name="T37" style:family="text">
      <style:text-properties fo:font-size="10.00pt" fo:font-weight="normal" fo:font-family="'Courier New'" style:font-family-asian="'Courier New'" style:font-family-complex="'Courier New'" fo:background-color="transparent" style:use-window-font-color="true"/>
    </style:style>
    <style:style style:name="T38" style:family="text">
      <style:text-properties fo:font-size="10.00pt" fo:font-weight="normal" fo:font-family="'Courier New'" style:font-family-asian="'Courier New'" style:font-family-complex="'Courier New'" fo:background-color="transparent" style:use-window-font-color="true"/>
    </style:style>
    <style:style style:name="T39" style:family="text">
      <style:text-properties fo:font-size="10.00pt" fo:font-weight="normal" fo:font-family="'Courier New'" style:font-family-asian="'Courier New'" style:font-family-complex="'Courier New'" fo:background-color="transparent" style:use-window-font-color="true"/>
    </style:style>
    <style:style style:name="T40" style:family="text">
      <style:text-properties fo:font-size="10.00pt" fo:font-weight="normal" fo:font-family="'Courier New'" style:font-family-asian="'Courier New'" style:font-family-complex="'Courier New'" fo:background-color="transparent" style:use-window-font-color="true"/>
    </style:style>
    <style:style style:name="T41" style:family="text">
      <style:text-properties fo:font-size="10.00pt" fo:font-weight="normal" fo:font-family="'Courier New'" style:font-family-asian="'Courier New'" style:font-family-complex="'Courier New'" fo:background-color="transparent" style:use-window-font-color="true"/>
    </style:style>
    <style:style style:name="T42" style:family="text">
      <style:text-properties fo:font-size="10.00pt" fo:font-weight="normal" fo:font-family="'Courier New'" style:font-family-asian="'Courier New'" style:font-family-complex="'Courier New'" fo:background-color="transparent" style:use-window-font-color="true"/>
    </style:style>
    <style:style style:name="T43" style:family="text">
      <style:text-properties fo:font-size="10.00pt" fo:font-weight="normal" fo:font-family="'Courier New'" style:font-family-asian="'Courier New'" style:font-family-complex="'Courier New'" fo:background-color="transparent" style:use-window-font-color="true"/>
    </style:style>
    <style:style style:name="T44" style:family="text">
      <style:text-properties fo:font-size="10.00pt" fo:font-weight="normal" fo:font-family="'Courier New'" style:font-family-asian="'Courier New'" style:font-family-complex="'Courier New'" fo:background-color="transparent" style:use-window-font-color="true"/>
    </style:style>
    <style:style style:name="T45" style:family="text">
      <style:text-properties fo:font-size="10.00pt" fo:font-weight="normal" fo:font-family="'Courier New'" style:font-family-asian="'Courier New'" style:font-family-complex="'Courier New'" fo:background-color="transparent" style:use-window-font-color="true"/>
    </style:style>
    <style:style style:name="T46" style:family="text">
      <style:text-properties fo:font-size="10.00pt" fo:font-weight="normal" fo:font-family="'Courier New'" style:font-family-asian="'Courier New'" style:font-family-complex="'Courier New'" fo:background-color="transparent" style:use-window-font-color="true"/>
    </style:style>
    <style:style style:name="T47" style:family="text">
      <style:text-properties fo:font-size="10.00pt" fo:font-weight="normal" fo:font-family="'Courier New'" style:font-family-asian="'Courier New'" style:font-family-complex="'Courier New'" fo:background-color="transparent" style:use-window-font-color="true"/>
    </style:style>
    <style:style style:name="T48" style:family="text">
      <style:text-properties fo:font-size="10.00pt" fo:font-weight="normal" fo:font-family="'Courier New'" style:font-family-asian="'Courier New'" style:font-family-complex="'Courier New'" fo:background-color="transparent" style:use-window-font-color="true"/>
    </style:style>
    <style:style style:name="T49" style:family="text">
      <style:text-properties fo:font-size="10.00pt" fo:font-weight="normal" fo:font-family="'Courier New'" style:font-family-asian="'Courier New'" style:font-family-complex="'Courier New'" fo:background-color="transparent" style:use-window-font-color="true"/>
    </style:style>
    <style:style style:name="T50" style:family="text">
      <style:text-properties fo:font-size="10.00pt" fo:font-weight="normal" fo:font-family="'Courier New'" style:font-family-asian="'Courier New'" style:font-family-complex="'Courier New'" fo:background-color="transparent" style:use-window-font-color="true"/>
    </style:style>
    <style:style style:name="T51" style:family="text">
      <style:text-properties fo:font-size="10.00pt" fo:font-weight="normal" fo:font-family="'Courier New'" style:font-family-asian="'Courier New'" style:font-family-complex="'Courier New'" fo:background-color="transparent" style:use-window-font-color="true"/>
    </style:style>
    <style:style style:name="T52" style:family="text">
      <style:text-properties fo:font-size="10.00pt" fo:font-weight="normal" fo:font-family="'Courier New'" style:font-family-asian="'Courier New'" style:font-family-complex="'Courier New'" fo:background-color="transparent" style:use-window-font-color="true"/>
    </style:style>
    <style:style style:name="T53" style:family="text">
      <style:text-properties fo:font-size="10.00pt" fo:font-weight="normal" fo:font-family="'Courier New'" style:font-family-asian="'Courier New'" style:font-family-complex="'Courier New'"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Courier New'" style:font-family-asian="'Courier New'" style:font-family-complex="'Courier New'"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Courier New'" style:font-family-asian="'Courier New'" style:font-family-complex="'Courier New'" fo:background-color="transparent" style:use-window-font-color="true"/>
    </style:style>
    <style:style style:name="T58" style:family="text">
      <style:text-properties fo:font-size="10.00pt" fo:font-weight="normal" fo:font-family="'Courier New'" style:font-family-asian="'Courier New'" style:font-family-complex="'Courier New'" fo:background-color="transparent" style:use-window-font-color="true"/>
    </style:style>
    <style:style style:name="T59" style:family="text">
      <style:text-properties fo:font-size="10.00pt" fo:font-weight="normal" fo:font-family="'Courier New'" style:font-family-asian="'Courier New'" style:font-family-complex="'Courier New'" fo:background-color="transparent" style:use-window-font-color="true"/>
    </style:style>
    <style:style style:name="T60" style:family="text">
      <style:text-properties fo:font-size="10.00pt" fo:font-weight="normal" fo:font-family="'Courier New'" style:font-family-asian="'Courier New'" style:font-family-complex="'Courier New'" fo:background-color="transparent" style:use-window-font-color="true"/>
    </style:style>
    <style:style style:name="T61" style:family="text">
      <style:text-properties fo:font-size="10.00pt" fo:font-weight="normal" fo:font-family="'Courier New'" style:font-family-asian="'Courier New'" style:font-family-complex="'Courier New'" fo:background-color="transparent" style:use-window-font-color="true"/>
    </style:style>
    <style:style style:name="T62" style:family="text">
      <style:text-properties fo:font-size="10.00pt" fo:font-weight="normal" fo:font-family="'Courier New'" style:font-family-asian="'Courier New'" style:font-family-complex="'Courier New'"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fo:font-family="'Courier New'" style:font-family-asian="'Courier New'" style:font-family-complex="'Courier New'" fo:background-color="transparent" style:use-window-font-color="true"/>
    </style:style>
    <style:style style:name="T65" style:family="text">
      <style:text-properties fo:font-size="10.00pt" fo:font-weight="normal" fo:font-family="'Courier New'" style:font-family-asian="'Courier New'" style:font-family-complex="'Courier New'" fo:background-color="transparent" style:use-window-font-color="true"/>
    </style:style>
    <style:style style:name="T66" style:family="text">
      <style:text-properties fo:font-size="10.00pt" fo:font-weight="normal" fo:font-family="'Courier New'" style:font-family-asian="'Courier New'" style:font-family-complex="'Courier New'" fo:background-color="transparent" style:use-window-font-color="true"/>
    </style:style>
    <style:style style:name="T67" style:family="text">
      <style:text-properties fo:font-size="10.00pt" fo:font-weight="normal" fo:font-family="'Courier New'" style:font-family-asian="'Courier New'" style:font-family-complex="'Courier New'" fo:background-color="transparent" style:use-window-font-color="true"/>
    </style:style>
    <style:style style:name="T68" style:family="text">
      <style:text-properties fo:font-size="10.00pt" fo:font-weight="normal" fo:font-family="'Courier New'" style:font-family-asian="'Courier New'" style:font-family-complex="'Courier New'" fo:background-color="transparent" style:use-window-font-color="true"/>
    </style:style>
    <style:style style:name="T69" style:family="text">
      <style:text-properties fo:font-size="10.00pt" fo:font-weight="normal" fo:font-family="'Courier New'" style:font-family-asian="'Courier New'" style:font-family-complex="'Courier New'" fo:background-color="transparent" style:use-window-font-color="true"/>
    </style:style>
    <style:style style:name="T70" style:family="text">
      <style:text-properties fo:font-size="10.00pt" fo:font-weight="normal" fo:font-family="'Courier New'" style:font-family-asian="'Courier New'" style:font-family-complex="'Courier New'" fo:background-color="transparent" style:use-window-font-color="true"/>
    </style:style>
    <style:style style:name="T71" style:family="text">
      <style:text-properties fo:font-size="10.00pt" fo:font-weight="normal" fo:font-family="'Courier New'" style:font-family-asian="'Courier New'" style:font-family-complex="'Courier New'" fo:background-color="transparent" style:use-window-font-color="true"/>
    </style:style>
    <style:style style:name="T72" style:family="text">
      <style:text-properties fo:font-size="10.00pt" fo:font-weight="normal" fo:font-family="'Courier New'" style:font-family-asian="'Courier New'" style:font-family-complex="'Courier New'" fo:background-color="transparent" style:use-window-font-color="true"/>
    </style:style>
    <style:style style:name="T73" style:family="text">
      <style:text-properties fo:font-size="10.00pt" fo:font-weight="normal" fo:font-family="'Courier New'" style:font-family-asian="'Courier New'" style:font-family-complex="'Courier New'" fo:background-color="transparent" style:use-window-font-color="true"/>
    </style:style>
    <style:style style:name="T74" style:family="text">
      <style:text-properties fo:font-size="10.00pt" fo:font-weight="normal" fo:font-family="'Courier New'" style:font-family-asian="'Courier New'" style:font-family-complex="'Courier New'" fo:background-color="transparent" style:use-window-font-color="true"/>
    </style:style>
    <style:style style:name="T75" style:family="text">
      <style:text-properties fo:font-size="10.00pt" fo:font-weight="normal" fo:font-family="'Courier New'" style:font-family-asian="'Courier New'" style:font-family-complex="'Courier New'" fo:background-color="transparent" style:use-window-font-color="true"/>
    </style:style>
    <style:style style:name="T76" style:family="text">
      <style:text-properties fo:font-size="10.00pt" fo:font-weight="normal" fo:font-family="'Courier New'" style:font-family-asian="'Courier New'" style:font-family-complex="'Courier New'" fo:background-color="transparent" style:use-window-font-color="true"/>
    </style:style>
    <style:style style:name="T77" style:family="text">
      <style:text-properties fo:font-size="10.00pt" fo:font-weight="normal" fo:font-family="'Courier New'" style:font-family-asian="'Courier New'" style:font-family-complex="'Courier New'"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Courier New'" style:font-family-asian="'Courier New'" style:font-family-complex="'Courier New'"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Courier New'" style:font-family-asian="'Courier New'" style:font-family-complex="'Courier New'" fo:background-color="transparent" style:use-window-font-color="true"/>
    </style:style>
    <style:style style:name="T82" style:family="text">
      <style:text-properties fo:font-size="10.00pt" fo:font-weight="normal" fo:font-family="'Courier New'" style:font-family-asian="'Courier New'" style:font-family-complex="'Courier New'" fo:background-color="transparent" style:use-window-font-color="true"/>
    </style:style>
    <style:style style:name="T83" style:family="text">
      <style:text-properties fo:font-size="10.00pt" fo:font-weight="normal" fo:font-family="'Courier New'" style:font-family-asian="'Courier New'" style:font-family-complex="'Courier New'" fo:background-color="transparent" style:use-window-font-color="true"/>
    </style:style>
    <style:style style:name="T84" style:family="text">
      <style:text-properties fo:font-size="10.00pt" fo:font-weight="normal" fo:font-family="'Courier New'" style:font-family-asian="'Courier New'" style:font-family-complex="'Courier New'" fo:background-color="transparent" style:use-window-font-color="true"/>
    </style:style>
    <style:style style:name="T85" style:family="text">
      <style:text-properties fo:font-size="10.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Courier New'" style:font-family-asian="'Courier New'" style:font-family-complex="'Courier New'" fo:background-color="transparent" style:use-window-font-color="true"/>
    </style:style>
    <style:style style:name="T88" style:family="text">
      <style:text-properties fo:font-size="10.00pt" fo:font-weight="normal" fo:font-family="'Courier New'" style:font-family-asian="'Courier New'" style:font-family-complex="'Courier New'" fo:background-color="transparent" style:use-window-font-color="true"/>
    </style:style>
    <style:style style:name="T89" style:family="text">
      <style:text-properties fo:font-size="10.00pt" fo:font-weight="normal" fo:font-family="'Courier New'" style:font-family-asian="'Courier New'" style:font-family-complex="'Courier New'" fo:background-color="transparent" style:use-window-font-color="true"/>
    </style:style>
    <style:style style:name="T90" style:family="text">
      <style:text-properties fo:font-size="10.00pt" fo:font-weight="normal" fo:font-family="'Courier New'" style:font-family-asian="'Courier New'" style:font-family-complex="'Courier New'"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Courier New'" style:font-family-asian="'Courier New'" style:font-family-complex="'Courier New'"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Courier New'" style:font-family-asian="'Courier New'" style:font-family-complex="'Courier New'" fo:background-color="transparent" style:use-window-font-color="true"/>
    </style:style>
    <style:style style:name="T95" style:family="text">
      <style:text-properties fo:font-size="10.00pt" fo:font-weight="normal" fo:font-family="'Courier New'" style:font-family-asian="'Courier New'" style:font-family-complex="'Courier New'" fo:background-color="transparent" style:use-window-font-color="true"/>
    </style:style>
    <style:style style:name="T96" style:family="text">
      <style:text-properties fo:font-size="10.00pt" fo:font-weight="normal" fo:font-family="'Courier New'" style:font-family-asian="'Courier New'" style:font-family-complex="'Courier New'" fo:background-color="transparent" style:use-window-font-color="true"/>
    </style:style>
    <style:style style:name="T97" style:family="text">
      <style:text-properties fo:font-size="10.00pt" fo:font-weight="normal" fo:font-family="'Courier New'" style:font-family-asian="'Courier New'" style:font-family-complex="'Courier New'" fo:background-color="transparent" style:use-window-font-color="true"/>
    </style:style>
    <style:style style:name="T98" style:family="text">
      <style:text-properties fo:font-size="10.00pt" fo:font-weight="normal" fo:font-family="'Courier New'" style:font-family-asian="'Courier New'" style:font-family-complex="'Courier New'" fo:background-color="transparent" style:use-window-font-color="true"/>
    </style:style>
    <style:style style:name="T99" style:family="text">
      <style:text-properties fo:font-size="10.00pt" fo:font-weight="normal" fo:font-family="'Courier New'" style:font-family-asian="'Courier New'" style:font-family-complex="'Courier New'" fo:background-color="transparent" style:use-window-font-color="true"/>
    </style:style>
    <style:style style:name="T100" style:family="text">
      <style:text-properties fo:font-size="10.00pt" fo:font-weight="normal" fo:font-family="'Courier New'" style:font-family-asian="'Courier New'" style:font-family-complex="'Courier New'"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Courier New'" style:font-family-asian="'Courier New'" style:font-family-complex="'Courier New'"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Courier New'" style:font-family-asian="'Courier New'" style:font-family-complex="'Courier New'"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Courier New'" style:font-family-asian="'Courier New'" style:font-family-complex="'Courier New'"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Courier New'" style:font-family-asian="'Courier New'" style:font-family-complex="'Courier New'"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0.00pt" fo:font-weight="normal" fo:font-family="'Courier New'" style:font-family-asian="'Courier New'" style:font-family-complex="'Courier New'"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Courier New'" style:font-family-asian="'Courier New'" style:font-family-complex="'Courier New'"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Courier New'" style:font-family-asian="'Courier New'" style:font-family-complex="'Courier New'"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Courier New'" style:font-family-asian="'Courier New'" style:font-family-complex="'Courier New'"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fo:font-family="'Courier New'" style:font-family-asian="'Courier New'" style:font-family-complex="'Courier New'"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Courier New'" style:font-family-asian="'Courier New'" style:font-family-complex="'Courier New'" fo:background-color="transparent" style:use-window-font-color="true"/>
    </style:style>
    <style:style style:name="T121" style:family="text">
      <style:text-properties fo:font-size="10.00pt" fo:font-weight="normal" fo:font-family="'Courier New'" style:font-family-asian="'Courier New'" style:font-family-complex="'Courier New'" fo:background-color="transparent" style:use-window-font-color="true"/>
    </style:style>
    <style:style style:name="T122" style:family="text">
      <style:text-properties fo:font-size="10.00pt" fo:font-weight="normal" fo:font-family="'Courier New'" style:font-family-asian="'Courier New'" style:font-family-complex="'Courier New'"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Courier New'" style:font-family-asian="'Courier New'" style:font-family-complex="'Courier New'"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0.00pt" fo:font-weight="normal" fo:font-family="'Courier New'" style:font-family-asian="'Courier New'" style:font-family-complex="'Courier New'" fo:background-color="transparent" style:use-window-font-color="true"/>
    </style:style>
    <style:style style:name="T127" style:family="text">
      <style:text-properties fo:font-size="10.00pt" fo:font-weight="normal" fo:font-family="'Courier New'" style:font-family-asian="'Courier New'" style:font-family-complex="'Courier New'" fo:background-color="transparent" style:use-window-font-color="true"/>
    </style:style>
    <style:style style:name="T128" style:family="text">
      <style:text-properties fo:font-size="10.00pt" fo:font-weight="normal" fo:font-family="'Courier New'" style:font-family-asian="'Courier New'" style:font-family-complex="'Courier New'" fo:background-color="transparent" style:use-window-font-color="true"/>
    </style:style>
    <style:style style:name="T129" style:family="text">
      <style:text-properties fo:font-size="10.00pt" fo:font-weight="normal" fo:font-family="'Courier New'" style:font-family-asian="'Courier New'" style:font-family-complex="'Courier New'" fo:background-color="transparent" style:use-window-font-color="true"/>
    </style:style>
    <style:style style:name="T130" style:family="text">
      <style:text-properties fo:font-size="10.00pt" fo:font-weight="normal" fo:font-family="'Courier New'" style:font-family-asian="'Courier New'" style:font-family-complex="'Courier New'" fo:background-color="transparent" style:use-window-font-color="true"/>
    </style:style>
    <style:style style:name="T131" style:family="text">
      <style:text-properties fo:font-size="10.00pt" fo:font-weight="normal" fo:font-family="'Courier New'" style:font-family-asian="'Courier New'" style:font-family-complex="'Courier New'"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normal" fo:font-family="'Courier New'" style:font-family-asian="'Courier New'" style:font-family-complex="'Courier New'" fo:background-color="transparent" style:use-window-font-color="true"/>
    </style:style>
    <style:style style:name="T134" style:family="text">
      <style:text-properties fo:font-size="10.00pt" fo:font-weight="normal" fo:font-family="'Courier New'" style:font-family-asian="'Courier New'" style:font-family-complex="'Courier New'" fo:background-color="transparent" style:use-window-font-color="true"/>
    </style:style>
    <style:style style:name="T135" style:family="text">
      <style:text-properties fo:font-size="10.00pt" fo:font-weight="normal" fo:font-family="'Courier New'" style:font-family-asian="'Courier New'" style:font-family-complex="'Courier New'" fo:background-color="transparent" style:use-window-font-color="true"/>
    </style:style>
    <style:style style:name="T136" style:family="text">
      <style:text-properties fo:font-size="10.00pt" fo:font-weight="normal" fo:font-family="'Courier New'" style:font-family-asian="'Courier New'" style:font-family-complex="'Courier New'" fo:background-color="transparent" style:use-window-font-color="true"/>
    </style:style>
    <style:style style:name="T137" style:family="text">
      <style:text-properties fo:font-size="10.00pt" fo:font-weight="normal" fo:font-family="'Courier New'" style:font-family-asian="'Courier New'" style:font-family-complex="'Courier New'" fo:background-color="transparent" style:use-window-font-color="true"/>
    </style:style>
    <style:style style:name="T138" style:family="text">
      <style:text-properties fo:font-size="10.00pt" fo:font-weight="normal" fo:font-family="'Courier New'" style:font-family-asian="'Courier New'" style:font-family-complex="'Courier New'"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normal" fo:font-family="'Courier New'" style:font-family-asian="'Courier New'" style:font-family-complex="'Courier New'" fo:background-color="transparent" style:use-window-font-color="true"/>
    </style:style>
    <style:style style:name="T141" style:family="text">
      <style:text-properties fo:font-size="10.00pt" fo:font-weight="normal" fo:font-family="'Courier New'" style:font-family-asian="'Courier New'" style:font-family-complex="'Courier New'" fo:background-color="transparent" style:use-window-font-color="true"/>
    </style:style>
    <style:style style:name="T142" style:family="text">
      <style:text-properties fo:font-size="10.00pt" fo:font-weight="normal" fo:font-family="'Courier New'" style:font-family-asian="'Courier New'" style:font-family-complex="'Courier New'" fo:background-color="transparent" style:use-window-font-color="true"/>
    </style:style>
    <style:style style:name="T143" style:family="text">
      <style:text-properties fo:font-size="10.00pt" fo:font-weight="normal" fo:font-family="'Courier New'" style:font-family-asian="'Courier New'" style:font-family-complex="'Courier New'" fo:background-color="transparent" style:use-window-font-color="true"/>
    </style:style>
    <style:style style:name="T144" style:family="text">
      <style:text-properties fo:font-size="10.00pt" fo:font-weight="normal" fo:font-family="'Courier New'" style:font-family-asian="'Courier New'" style:font-family-complex="'Courier New'" fo:background-color="transparent" style:use-window-font-color="true"/>
    </style:style>
    <style:style style:name="T145" style:family="text">
      <style:text-properties fo:font-size="10.00pt" fo:font-weight="normal" fo:font-family="'Courier New'" style:font-family-asian="'Courier New'" style:font-family-complex="'Courier New'" fo:background-color="transparent" style:use-window-font-color="true"/>
    </style:style>
    <style:style style:name="T146" style:family="text">
      <style:text-properties fo:font-size="10.00pt" fo:font-weight="normal" fo:font-family="'Courier New'" style:font-family-asian="'Courier New'" style:font-family-complex="'Courier New'" fo:background-color="transparent" style:use-window-font-color="true"/>
    </style:style>
    <style:style style:name="T147" style:family="text">
      <style:text-properties fo:font-size="10.00pt" fo:font-weight="normal" fo:font-family="'Courier New'" style:font-family-asian="'Courier New'" style:font-family-complex="'Courier New'" fo:background-color="transparent" style:use-window-font-color="true"/>
    </style:style>
    <style:style style:name="T148" style:family="text">
      <style:text-properties fo:font-size="10.00pt" fo:font-weight="normal" fo:font-family="'Courier New'" style:font-family-asian="'Courier New'" style:font-family-complex="'Courier New'" fo:background-color="transparent" style:use-window-font-color="true"/>
    </style:style>
    <style:style style:name="T149" style:family="text">
      <style:text-properties fo:font-size="10.00pt" fo:font-weight="normal" fo:font-family="'Courier New'" style:font-family-asian="'Courier New'" style:font-family-complex="'Courier New'" fo:background-color="transparent" style:use-window-font-color="true"/>
    </style:style>
    <style:style style:name="T150" style:family="text">
      <style:text-properties fo:font-size="10.00pt" fo:font-weight="normal" fo:font-family="'Courier New'" style:font-family-asian="'Courier New'" style:font-family-complex="'Courier New'" fo:background-color="transparent" style:use-window-font-color="true"/>
    </style:style>
    <style:style style:name="T151" style:family="text">
      <style:text-properties fo:font-size="10.00pt" fo:font-weight="normal" fo:font-family="'Courier New'" style:font-family-asian="'Courier New'" style:font-family-complex="'Courier New'" fo:background-color="transparent" style:use-window-font-color="true"/>
    </style:style>
    <style:style style:name="T152" style:family="text">
      <style:text-properties fo:font-size="10.00pt" fo:font-weight="normal" fo:font-family="'Courier New'" style:font-family-asian="'Courier New'" style:font-family-complex="'Courier New'" fo:background-color="transparent" style:use-window-font-color="true"/>
    </style:style>
    <style:style style:name="T153" style:family="text">
      <style:text-properties fo:font-size="10.00pt" fo:font-weight="normal" fo:font-family="'Courier New'" style:font-family-asian="'Courier New'" style:font-family-complex="'Courier New'" fo:background-color="transparent" style:use-window-font-color="true"/>
    </style:style>
    <style:style style:name="T154" style:family="text">
      <style:text-properties fo:font-size="10.00pt" fo:font-weight="normal" fo:font-family="'Courier New'" style:font-family-asian="'Courier New'" style:font-family-complex="'Courier New'" fo:background-color="transparent" style:use-window-font-color="true"/>
    </style:style>
    <style:style style:name="T155" style:family="text">
      <style:text-properties fo:font-size="10.00pt" fo:font-weight="normal" fo:font-family="'Courier New'" style:font-family-asian="'Courier New'" style:font-family-complex="'Courier New'" fo:background-color="transparent" style:use-window-font-color="true"/>
    </style:style>
    <style:style style:name="T156" style:family="text">
      <style:text-properties fo:font-size="10.00pt" fo:font-weight="normal" fo:font-family="'Courier New'" style:font-family-asian="'Courier New'" style:font-family-complex="'Courier New'" fo:background-color="transparent" style:use-window-font-color="true"/>
    </style:style>
    <style:style style:name="T157" style:family="text">
      <style:text-properties fo:font-size="10.00pt" fo:font-weight="normal" fo:font-family="'Courier New'" style:font-family-asian="'Courier New'" style:font-family-complex="'Courier New'" fo:background-color="transparent" style:use-window-font-color="true"/>
    </style:style>
    <style:style style:name="T158" style:family="text">
      <style:text-properties fo:font-size="10.00pt" fo:font-weight="normal" fo:font-family="'Courier New'" style:font-family-asian="'Courier New'" style:font-family-complex="'Courier New'" fo:background-color="transparent" style:use-window-font-color="true"/>
    </style:style>
    <style:style style:name="T159" style:family="text">
      <style:text-properties fo:font-size="10.00pt" fo:font-weight="normal" fo:font-family="'Courier New'" style:font-family-asian="'Courier New'" style:font-family-complex="'Courier New'" fo:background-color="transparent" style:use-window-font-color="true"/>
    </style:style>
    <style:style style:name="T160" style:family="text">
      <style:text-properties fo:font-size="10.00pt" fo:font-weight="normal" fo:font-family="'Courier New'" style:font-family-asian="'Courier New'" style:font-family-complex="'Courier New'" fo:background-color="transparent" style:use-window-font-color="true"/>
    </style:style>
    <style:style style:name="T161" style:family="text">
      <style:text-properties fo:font-size="10.00pt" fo:font-weight="normal" fo:font-family="'Courier New'" style:font-family-asian="'Courier New'" style:font-family-complex="'Courier New'" fo:background-color="transparent" style:use-window-font-color="true"/>
    </style:style>
    <style:style style:name="T162" style:family="text">
      <style:text-properties fo:font-size="10.00pt" fo:font-weight="normal" fo:font-family="'Courier New'" style:font-family-asian="'Courier New'" style:font-family-complex="'Courier New'" fo:background-color="transparent" style:use-window-font-color="true"/>
    </style:style>
    <style:style style:name="T163" style:family="text">
      <style:text-properties fo:font-size="10.00pt" fo:font-weight="normal" fo:font-family="'Courier New'" style:font-family-asian="'Courier New'" style:font-family-complex="'Courier New'" fo:background-color="transparent" style:use-window-font-color="true"/>
    </style:style>
    <style:style style:name="T164" style:family="text">
      <style:text-properties fo:font-size="10.00pt" fo:font-weight="normal" fo:font-family="'Courier New'" style:font-family-asian="'Courier New'" style:font-family-complex="'Courier New'" fo:background-color="transparent" style:use-window-font-color="true"/>
    </style:style>
    <style:style style:name="T165" style:family="text">
      <style:text-properties fo:font-size="10.00pt" fo:font-weight="normal" fo:font-family="'Courier New'" style:font-family-asian="'Courier New'" style:font-family-complex="'Courier New'" fo:background-color="transparent" style:use-window-font-color="true"/>
    </style:style>
    <style:style style:name="T166" style:family="text">
      <style:text-properties fo:font-size="10.00pt" fo:font-weight="normal" fo:font-family="'Courier New'" style:font-family-asian="'Courier New'" style:font-family-complex="'Courier New'" fo:background-color="transparent" style:use-window-font-color="true"/>
    </style:style>
    <style:style style:name="T167" style:family="text">
      <style:text-properties fo:font-size="10.00pt" fo:font-weight="normal" fo:font-family="'Courier New'" style:font-family-asian="'Courier New'" style:font-family-complex="'Courier New'" fo:background-color="transparent" style:use-window-font-color="true"/>
    </style:style>
    <style:style style:name="T168" style:family="text">
      <style:text-properties fo:font-size="10.00pt" fo:font-weight="normal" fo:font-family="'Courier New'" style:font-family-asian="'Courier New'" style:font-family-complex="'Courier New'" fo:background-color="transparent" style:use-window-font-color="true"/>
    </style:style>
    <style:style style:name="T169" style:family="text">
      <style:text-properties fo:font-size="10.00pt" fo:font-weight="normal" fo:font-family="'Courier New'" style:font-family-asian="'Courier New'" style:font-family-complex="'Courier New'" fo:background-color="transparent" style:use-window-font-color="true"/>
    </style:style>
    <style:style style:name="T170" style:family="text">
      <style:text-properties fo:font-size="10.00pt" fo:font-weight="normal" fo:font-family="'Courier New'" style:font-family-asian="'Courier New'" style:font-family-complex="'Courier New'" fo:background-color="transparent" style:use-window-font-color="true"/>
    </style:style>
    <style:style style:name="T171" style:family="text">
      <style:text-properties fo:font-size="10.00pt" fo:font-weight="normal" fo:font-family="'Courier New'" style:font-family-asian="'Courier New'" style:font-family-complex="'Courier New'"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normal" fo:font-family="'Courier New'" style:font-family-asian="'Courier New'" style:font-family-complex="'Courier New'"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fo:font-family="'Courier New'" style:font-family-asian="'Courier New'" style:font-family-complex="'Courier New'" fo:background-color="transparent" style:use-window-font-color="true"/>
    </style:style>
    <style:style style:name="T176" style:family="text">
      <style:text-properties fo:font-size="10.00pt" fo:font-weight="normal" fo:font-family="'Courier New'" style:font-family-asian="'Courier New'" style:font-family-complex="'Courier New'" fo:background-color="transparent" style:use-window-font-color="true"/>
    </style:style>
    <style:style style:name="T177" style:family="text">
      <style:text-properties fo:font-size="10.00pt" fo:font-weight="normal" fo:font-family="'Courier New'" style:font-family-asian="'Courier New'" style:font-family-complex="'Courier New'" fo:background-color="transparent" style:use-window-font-color="true"/>
    </style:style>
    <style:style style:name="T178" style:family="text">
      <style:text-properties fo:font-size="10.00pt" fo:font-weight="normal" fo:font-family="'Courier New'" style:font-family-asian="'Courier New'" style:font-family-complex="'Courier New'" fo:background-color="transparent" style:use-window-font-color="true"/>
    </style:style>
    <style:style style:name="T179" style:family="text">
      <style:text-properties fo:font-size="10.00pt" fo:font-weight="normal" fo:font-family="'Courier New'" style:font-family-asian="'Courier New'" style:font-family-complex="'Courier New'" fo:background-color="transparent" style:use-window-font-color="true"/>
    </style:style>
    <style:style style:name="T180" style:family="text">
      <style:text-properties fo:font-size="10.00pt" fo:font-weight="normal" fo:font-family="'Courier New'" style:font-family-asian="'Courier New'" style:font-family-complex="'Courier New'" fo:background-color="transparent" style:use-window-font-color="true"/>
    </style:style>
    <style:style style:name="T181" style:family="text">
      <style:text-properties fo:font-size="10.00pt" fo:font-weight="normal" fo:font-family="'Courier New'" style:font-family-asian="'Courier New'" style:font-family-complex="'Courier New'" fo:background-color="transparent" style:use-window-font-color="true"/>
    </style:style>
    <style:style style:name="T182" style:family="text">
      <style:text-properties fo:font-size="10.00pt" fo:font-weight="normal" fo:font-family="'Courier New'" style:font-family-asian="'Courier New'" style:font-family-complex="'Courier New'" fo:background-color="transparent" style:use-window-font-color="true"/>
    </style:style>
    <style:style style:name="T183" style:family="text">
      <style:text-properties fo:font-size="10.00pt" fo:font-weight="normal" fo:font-family="'Courier New'" style:font-family-asian="'Courier New'" style:font-family-complex="'Courier New'" fo:background-color="transparent" style:use-window-font-color="true"/>
    </style:style>
    <style:style style:name="T184" style:family="text">
      <style:text-properties fo:font-size="10.00pt" fo:font-weight="normal" fo:font-family="'Courier New'" style:font-family-asian="'Courier New'" style:font-family-complex="'Courier New'"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00pt" fo:font-weight="normal" fo:font-family="'Courier New'" style:font-family-asian="'Courier New'" style:font-family-complex="'Courier New'" fo:background-color="transparent" style:use-window-font-color="true"/>
    </style:style>
    <style:style style:name="T187" style:family="text">
      <style:text-properties fo:font-size="10.00pt" fo:font-weight="normal" fo:font-family="'Courier New'" style:font-family-asian="'Courier New'" style:font-family-complex="'Courier New'" fo:background-color="transparent" style:use-window-font-color="true"/>
    </style:style>
    <style:style style:name="T188" style:family="text">
      <style:text-properties fo:font-size="10.00pt" fo:font-weight="normal" fo:font-family="'Courier New'" style:font-family-asian="'Courier New'" style:font-family-complex="'Courier New'" fo:background-color="transparent" style:use-window-font-color="true"/>
    </style:style>
    <style:style style:name="T189" style:family="text">
      <style:text-properties fo:font-size="10.00pt" fo:font-weight="normal" fo:font-family="'Courier New'" style:font-family-asian="'Courier New'" style:font-family-complex="'Courier New'" fo:background-color="transparent" style:use-window-font-color="true"/>
    </style:style>
    <style:style style:name="T190" style:family="text">
      <style:text-properties fo:font-size="10.00pt" fo:font-weight="normal" fo:font-family="'Courier New'" style:font-family-asian="'Courier New'" style:font-family-complex="'Courier New'"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00pt" fo:font-weight="normal" fo:font-family="'Courier New'" style:font-family-asian="'Courier New'" style:font-family-complex="'Courier New'"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0.00pt" fo:font-weight="normal" fo:font-family="'Courier New'" style:font-family-asian="'Courier New'" style:font-family-complex="'Courier New'" fo:background-color="transparent" style:use-window-font-color="true"/>
    </style:style>
    <style:style style:name="T195" style:family="text">
      <style:text-properties fo:font-size="10.00pt" fo:font-weight="normal" fo:font-family="'Courier New'" style:font-family-asian="'Courier New'" style:font-family-complex="'Courier New'" fo:background-color="transparent" style:use-window-font-color="true"/>
    </style:style>
    <style:style style:name="T196" style:family="text">
      <style:text-properties fo:font-size="10.00pt" fo:font-weight="normal" fo:font-family="'Courier New'" style:font-family-asian="'Courier New'" style:font-family-complex="'Courier New'" fo:background-color="transparent" style:use-window-font-color="true"/>
    </style:style>
    <style:style style:name="T197" style:family="text">
      <style:text-properties fo:font-size="10.00pt" fo:font-weight="normal" fo:font-family="'Courier New'" style:font-family-asian="'Courier New'" style:font-family-complex="'Courier New'" fo:background-color="transparent" style:use-window-font-color="true"/>
    </style:style>
    <style:style style:name="T198" style:family="text">
      <style:text-properties fo:font-size="10.00pt" fo:font-weight="normal" fo:font-family="'Courier New'" style:font-family-asian="'Courier New'" style:font-family-complex="'Courier New'" fo:background-color="transparent" style:use-window-font-color="true"/>
    </style:style>
    <style:style style:name="T199" style:family="text">
      <style:text-properties fo:font-size="10.00pt" fo:font-weight="normal" fo:font-family="'Courier New'" style:font-family-asian="'Courier New'" style:font-family-complex="'Courier New'" fo:background-color="transparent" style:use-window-font-color="true"/>
    </style:style>
    <style:style style:name="T200" style:family="text">
      <style:text-properties fo:font-size="10.00pt" fo:font-weight="normal" fo:font-family="'Courier New'" style:font-family-asian="'Courier New'" style:font-family-complex="'Courier New'" fo:background-color="transparent" style:use-window-font-color="true"/>
    </style:style>
    <style:style style:name="T201" style:family="text">
      <style:text-properties fo:font-size="10.00pt" fo:font-weight="normal" fo:font-family="'Courier New'" style:font-family-asian="'Courier New'" style:font-family-complex="'Courier New'" fo:background-color="transparent" style:use-window-font-color="true"/>
    </style:style>
    <style:style style:name="T202" style:family="text">
      <style:text-properties fo:font-size="10.00pt" fo:font-weight="normal" fo:font-family="'Courier New'" style:font-family-asian="'Courier New'" style:font-family-complex="'Courier New'" fo:background-color="transparent" style:use-window-font-color="true"/>
    </style:style>
    <style:style style:name="T203" style:family="text">
      <style:text-properties fo:font-size="10.00pt" fo:font-weight="normal" fo:font-family="'Courier New'" style:font-family-asian="'Courier New'" style:font-family-complex="'Courier New'" fo:background-color="transparent" style:use-window-font-color="true"/>
    </style:style>
    <style:style style:name="T204" style:family="text">
      <style:text-properties fo:font-size="10.00pt" fo:font-weight="normal" fo:font-family="'Courier New'" style:font-family-asian="'Courier New'" style:font-family-complex="'Courier New'" fo:background-color="transparent" style:use-window-font-color="true"/>
    </style:style>
    <style:style style:name="T205" style:family="text">
      <style:text-properties fo:font-size="10.00pt" fo:font-weight="normal" fo:font-family="'Courier New'" style:font-family-asian="'Courier New'" style:font-family-complex="'Courier New'" fo:background-color="transparent" style:use-window-font-color="true"/>
    </style:style>
    <style:style style:name="T206" style:family="text">
      <style:text-properties fo:font-size="10.00pt" fo:font-weight="normal" fo:font-family="'Courier New'" style:font-family-asian="'Courier New'" style:font-family-complex="'Courier New'" fo:background-color="transparent" style:use-window-font-color="true"/>
    </style:style>
    <style:style style:name="T207" style:family="text">
      <style:text-properties fo:font-size="10.00pt" fo:font-weight="normal" fo:font-family="'Courier New'" style:font-family-asian="'Courier New'" style:font-family-complex="'Courier New'" fo:background-color="transparent" style:use-window-font-color="true"/>
    </style:style>
    <style:style style:name="T208" style:family="text">
      <style:text-properties fo:font-size="10.00pt" fo:font-weight="normal" fo:font-family="'Courier New'" style:font-family-asian="'Courier New'" style:font-family-complex="'Courier New'" fo:background-color="transparent" style:use-window-font-color="true"/>
    </style:style>
    <style:style style:name="T209" style:family="text">
      <style:text-properties fo:font-size="10.00pt" fo:font-weight="normal" fo:font-family="'Courier New'" style:font-family-asian="'Courier New'" style:font-family-complex="'Courier New'" fo:background-color="transparent" style:use-window-font-color="true"/>
    </style:style>
    <style:style style:name="T210" style:family="text">
      <style:text-properties fo:font-size="10.00pt" fo:font-weight="normal" fo:font-family="'Courier New'" style:font-family-asian="'Courier New'" style:font-family-complex="'Courier New'" fo:background-color="transparent" style:use-window-font-color="true"/>
    </style:style>
    <style:style style:name="T211" style:family="text">
      <style:text-properties fo:font-size="10.00pt" fo:font-weight="normal" fo:font-family="'Courier New'" style:font-family-asian="'Courier New'" style:font-family-complex="'Courier New'" fo:background-color="transparent" style:use-window-font-color="true"/>
    </style:style>
    <style:style style:name="T212" style:family="text">
      <style:text-properties fo:font-size="10.00pt" fo:font-weight="normal" fo:font-family="'Courier New'" style:font-family-asian="'Courier New'" style:font-family-complex="'Courier New'" fo:background-color="transparent" style:use-window-font-color="true"/>
    </style:style>
    <style:style style:name="T213" style:family="text">
      <style:text-properties fo:font-size="10.00pt" fo:font-weight="normal" fo:font-family="'Courier New'" style:font-family-asian="'Courier New'" style:font-family-complex="'Courier New'" fo:background-color="transparent" style:use-window-font-color="true"/>
    </style:style>
    <style:style style:name="T214" style:family="text">
      <style:text-properties fo:font-size="10.00pt" fo:font-weight="normal" fo:font-family="'Courier New'" style:font-family-asian="'Courier New'" style:font-family-complex="'Courier New'" fo:background-color="transparent" style:use-window-font-color="true"/>
    </style:style>
    <style:style style:name="T215" style:family="text">
      <style:text-properties fo:font-size="10.00pt" fo:font-weight="normal" fo:font-family="'Courier New'" style:font-family-asian="'Courier New'" style:font-family-complex="'Courier New'" fo:background-color="transparent" style:use-window-font-color="true"/>
    </style:style>
    <style:style style:name="T216" style:family="text">
      <style:text-properties fo:font-size="10.00pt" fo:font-weight="normal" fo:font-family="'Courier New'" style:font-family-asian="'Courier New'" style:font-family-complex="'Courier New'" fo:background-color="transparent" style:use-window-font-color="true"/>
    </style:style>
    <style:style style:name="T217" style:family="text">
      <style:text-properties fo:font-size="10.00pt" fo:font-weight="normal" fo:font-family="'Courier New'" style:font-family-asian="'Courier New'" style:font-family-complex="'Courier New'"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0.00pt" fo:font-weight="normal" fo:font-family="'Courier New'" style:font-family-asian="'Courier New'" style:font-family-complex="'Courier New'" fo:background-color="transparent" style:use-window-font-color="true"/>
    </style:style>
    <style:style style:name="T220" style:family="text">
      <style:text-properties fo:font-size="10.00pt" fo:font-weight="normal" fo:font-family="'Courier New'" style:font-family-asian="'Courier New'" style:font-family-complex="'Courier New'" fo:background-color="transparent" style:use-window-font-color="true"/>
    </style:style>
    <style:style style:name="T221" style:family="text">
      <style:text-properties fo:font-size="10.00pt" fo:font-weight="normal" fo:font-family="'Courier New'" style:font-family-asian="'Courier New'" style:font-family-complex="'Courier New'" fo:background-color="transparent" style:use-window-font-color="true"/>
    </style:style>
    <style:style style:name="T222" style:family="text">
      <style:text-properties fo:font-size="10.00pt" fo:font-weight="normal" fo:font-family="'Courier New'" style:font-family-asian="'Courier New'" style:font-family-complex="'Courier New'" fo:background-color="transparent" style:use-window-font-color="true"/>
    </style:style>
    <style:style style:name="T223" style:family="text">
      <style:text-properties fo:font-size="10.00pt" fo:font-weight="normal" fo:font-family="'Courier New'" style:font-family-asian="'Courier New'" style:font-family-complex="'Courier New'"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 style:family="paragraph">
      <style:paragraph-properties fo:line-height="100.00%" fo:text-align="left"/>
    </style:style>
    <style:style style:name="P3"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4" style:family="paragraph">
      <style:paragraph-properties fo:line-height="100.00%" fo:text-align="left"/>
    </style:style>
    <style:style style:name="P5"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8" style:family="paragraph">
      <style:paragraph-properties fo:line-height="100.00%" fo:text-align="left"/>
    </style:style>
    <style:style style:name="P9"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10" style:family="paragraph">
      <style:paragraph-properties fo:line-height="100.00%" fo:text-align="left"/>
    </style:style>
    <style:style style:name="P11"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12" style:family="paragraph">
      <style:paragraph-properties fo:line-height="100.00%" fo:text-align="left"/>
    </style:style>
    <style:style style:name="P13"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14" style:family="paragraph">
      <style:paragraph-properties fo:line-height="100.00%" fo:text-align="left"/>
    </style:style>
    <style:style style:name="P15"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16" style:family="paragraph">
      <style:paragraph-properties fo:line-height="100.00%" fo:text-align="left"/>
    </style:style>
    <style:style style:name="P17"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18" style:family="paragraph">
      <style:paragraph-properties fo:line-height="100.00%" fo:text-align="left"/>
    </style:style>
    <style:style style:name="P19"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0" style:family="paragraph">
      <style:paragraph-properties fo:line-height="100.00%" fo:text-align="left"/>
    </style:style>
    <style:style style:name="P21"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2" style:family="paragraph">
      <style:paragraph-properties fo:line-height="100.00%" fo:text-align="left"/>
    </style:style>
    <style:style style:name="P23"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4" style:family="paragraph">
      <style:paragraph-properties fo:line-height="100.00%" fo:text-align="left"/>
    </style:style>
    <style:style style:name="P25"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6" style:family="paragraph">
      <style:paragraph-properties fo:line-height="100.00%" fo:text-align="left"/>
    </style:style>
    <style:style style:name="P27"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28" style:family="paragraph">
      <style:paragraph-properties fo:line-height="100.00%" fo:text-align="left"/>
    </style:style>
    <style:style style:name="P29"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30" style:family="paragraph">
      <style:paragraph-properties fo:line-height="100.00%" fo:text-align="left"/>
    </style:style>
    <style:style style:name="P31"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32" style:family="paragraph">
      <style:paragraph-properties fo:line-height="100.00%" fo:text-align="left"/>
    </style:style>
    <style:style style:name="P33"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34" style:family="paragraph">
      <style:paragraph-properties fo:line-height="100.00%" fo:text-align="left"/>
    </style:style>
    <style:style style:name="P35"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36" style:family="paragraph">
      <style:paragraph-properties fo:line-height="100.00%" fo:text-align="left"/>
    </style:style>
    <style:style style:name="P37" style:family="paragraph">
      <style:paragraph-properties fo:line-height="100.00%" fo:text-align="justify" fo:margin-left="-53.95pt" fo:text-indent="-2.75pt">
        <style:tab-stops>
          <style:tab-stop style:position="109.70pt"/>
          <style:tab-stop style:position="3343.60pt" style:type="center"/>
          <style:tab-stop style:position="421175.60pt" style:type="right"/>
          <style:tab-stop style:position="79.55pt"/>
          <style:tab-stop style:position="165.30pt"/>
          <style:tab-stop style:position="3343.60pt" style:type="center"/>
          <style:tab-stop style:position="421175.60pt" style:type="right"/>
          <style:tab-stop style:position="53.95pt"/>
          <style:tab-stop style:position="108.50pt"/>
        </style:tab-stops>
      </style:paragraph-properties>
    </style:style>
    <style:style style:name="P38" style:family="paragraph">
      <style:paragraph-properties fo:line-height="100.00%" fo:text-align="left"/>
    </style:style>
    <style:style style:name="TableColumn0100" style:family="table-column">
      <style:table-column-properties style:column-width="0.774306in"/>
    </style:style>
    <style:style style:name="TableColumn0101" style:family="table-column">
      <style:table-column-properties style:column-width="1.546528in"/>
    </style:style>
    <style:style style:name="TableColumn0102" style:family="table-column">
      <style:table-column-properties style:column-width="0.757639in"/>
    </style:style>
    <style:style style:name="TableColumn0103" style:family="table-column">
      <style:table-column-properties style:column-width="1.548611in"/>
    </style:style>
    <style:style style:name="TableColumn0104" style:family="table-column">
      <style:table-column-properties style:column-width="0.513194in"/>
    </style:style>
    <style:style style:name="TableColumn0105" style:family="table-column">
      <style:table-column-properties style:column-width="0.839583in"/>
    </style:style>
    <style:style style:name="TableColumn0106" style:family="table-column">
      <style:table-column-properties style:column-width="0.883333in"/>
    </style:style>
    <style:style style:name="TableColumn0107" style:family="table-column">
      <style:table-column-properties style:column-width="0.509028in"/>
    </style:style>
    <style:style style:name="TableColumn0108" style:family="table-column">
      <style:table-column-properties style:column-width="0.895833in"/>
    </style:style>
    <style:style style:name="Table01" style:family="table">
      <style:table-properties style:width="8.268056in" fo:margin-left="0.000000in" style:writing-mode="lr" table:align="left" style:may-break-between-rows="fals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5"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6"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7"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8"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row table:style-name="TableRow0100">
          <table:table-cell table:style-name="TableCell010000">
            <text:p text:style-name="P2"><text:span text:style-name="T1"/></text:p>
          </table:table-cell>
          <table:table-cell table:style-name="TableCell010001">
            <text:p text:style-name="P2"><text:span text:style-name="T1"/></text:p>
          </table:table-cell>
          <table:table-cell table:style-name="TableCell010002">
            <text:p text:style-name="P2"><text:span text:style-name="T1"/></text:p>
          </table:table-cell>
          <table:table-cell table:style-name="TableCell010003">
            <text:p text:style-name="P2"><text:span text:style-name="T1"/></text:p>
          </table:table-cell>
          <table:table-cell table:style-name="TableCell010004">
            <text:p text:style-name="P2"><text:span text:style-name="T1"/></text:p>
          </table:table-cell>
          <table:table-cell table:style-name="TableCell010005">
            <text:p text:style-name="P2"><text:span text:style-name="T1"/></text:p>
          </table:table-cell>
          <table:table-cell table:style-name="TableCell010006">
            <text:p text:style-name="P2"><text:span text:style-name="T1"/></text:p>
          </table:table-cell>
          <table:table-cell table:style-name="TableCell010007">
            <text:p text:style-name="P2"><text:span text:style-name="T1"/></text:p>
          </table:table-cell>
          <table:table-cell table:style-name="TableCell010008">
            <text:p text:style-name="P2"><text:span text:style-name="T1"/></text:p>
          </table:table-cell>
        </table:table-row>
        <table:table-row table:style-name="TableRow0101">
          <table:table-cell table:style-name="TableCell010100">
            <text:p text:style-name="P4"><text:span text:style-name="T2">Название задания</text:span></text:p>
            <text:p text:style-name="P4"><text:span text:style-name="T3"/></text:p>
          </table:table-cell>
          <table:table-cell table:style-name="TableCell010101">
            <text:p text:style-name="P4"><text:span text:style-name="T4">Происходящее</text:span><text:span text:style-name="T5"/></text:p>
          </table:table-cell>
          <table:table-cell table:style-name="TableCell010102">
            <text:p text:style-name="P4"><text:span text:style-name="T6">Цели</text:span><text:span text:style-name="T7"/></text:p>
          </table:table-cell>
          <table:table-cell table:style-name="TableCell010103">
            <text:p text:style-name="P4"><text:span text:style-name="T8">Диалог</text:span><text:span text:style-name="T9"/></text:p>
          </table:table-cell>
          <table:table-cell table:style-name="TableCell010104">
            <text:p text:style-name="P4"><text:span text:style-name="T10">Локация</text:span><text:span text:style-name="T11"/></text:p>
          </table:table-cell>
          <table:table-cell table:style-name="TableCell010105">
            <text:p text:style-name="P4"><text:span text:style-name="T12">награда</text:span><text:span text:style-name="T13"/></text:p>
          </table:table-cell>
          <table:table-cell table:style-name="TableCell010106">
            <text:p text:style-name="P4"><text:span text:style-name="T14">Способ получения</text:span><text:span text:style-name="T15"/></text:p>
          </table:table-cell>
          <table:table-cell table:style-name="TableCell010107">
            <text:p text:style-name="P4"><text:span text:style-name="T16">тип</text:span><text:span text:style-name="T17"/></text:p>
          </table:table-cell>
          <table:table-cell table:style-name="TableCell010108">
            <text:p text:style-name="P4"><text:span text:style-name="T18">бои</text:span><text:span text:style-name="T19"/></text:p>
          </table:table-cell>
        </table:table-row>
        <table:table-row table:style-name="TableRow0102">
          <table:table-cell table:style-name="TableCell010200">
            <text:p text:style-name="P6"><text:span text:style-name="T20">«</text:span><text:span text:style-name="T21">Стражи порядка</text:span><text:span text:style-name="T22">»</text:span><text:span text:style-name="T23"/></text:p>
          </table:table-cell>
          <table:table-cell table:style-name="TableCell010201">
            <text:p text:style-name="P6"><text:span text:style-name="T24">Игрок подходит к торговцу, который что-то крайне возмущённо говорит. Начинается диалог 1. </text:span></text:p>
            <text:p text:style-name="P6"><text:span text:style-name="T24">Приняв задание, игроку следует отправиться к воротам и выбрать направление<text:s/></text:span><text:span text:style-name="T25">«</text:span><text:span text:style-name="T26">запад</text:span><text:span text:style-name="T27">». </text:span></text:p>
            <text:p text:style-name="P6"><text:span text:style-name="T28">Всего на выбор их три:</text:span></text:p>
            <text:p text:style-name="P6"><text:span text:style-name="T28">Запад</text:span></text:p>
            <text:p text:style-name="P6"><text:span text:style-name="T28">Восток</text:span></text:p>
            <text:p text:style-name="P6"><text:span text:style-name="T28">Север </text:span></text:p>
            <text:p text:style-name="P6"><text:span text:style-name="T28">Отправившись на запад, игрок выйдет на тракт. Пройдя по нему некоторое расстояние, он увидит разбитую повозку и сидящих возле неё бандитов. Один из них вскакивает, начинается диалог 2. </text:span></text:p>
            <text:p text:style-name="P6"><text:span text:style-name="T28">При получении цели 2 игроку следует отправиться в Кастомаки и вновь поговорить с торговцем. Подойдя к разбитой телеге игрок может сказать купцу о прячущихся бандитах(только если он оставил их в живых во время диалога 2). В таком случае запустится бой 2. Если же игрок не предупредит торговца, бандиты атакуют с разных сторон, но торговец успевает перед смертью выстрелить и ранить одного из них. Главарь бандитов говорит:<text:s/></text:span><text:span text:style-name="T29">«</text:span><text:span text:style-name="T30">Послушай, друг... а почему бы нам не убить тебя и не забрать всё?</text:span><text:span text:style-name="T31">»<text:s/></text:span><text:span text:style-name="T32">Начинается бой 3.</text:span></text:p>
            <text:p text:style-name="P6"><text:span text:style-name="T32">Если же игрок убил бандитов заранее, торговец просто забирает груз. </text:span></text:p>
            <text:p text:style-name="P6"><text:span text:style-name="T32">Если игрок в диалоге 1 не требовал платы с торговца, тот ещё раз сердечно благодарит его и представится. Торговца зовут Хильгримм. Игрок тоже представится. Хильгримм предложит выпить. Игрок может отказаться, чем завершит квест, или согласиться, что запустит цель 3. </text:span></text:p>
            <text:p text:style-name="P6"><text:span text:style-name="T32">Если же торговец погиб, игрок может свободно обыскать повозку с грузом и его труп. Если торговец остался жив, игрок может обыскать только трупы бандитов. </text:span></text:p>
            <text:p text:style-name="P6"><text:span text:style-name="T32">Игрок должен вернуться в Кастомаки и выбрать из вариантов </text:span></text:p>
            <text:p text:style-name="P6"><text:span text:style-name="T33">«</text:span><text:span text:style-name="T34">На рынок</text:span><text:span text:style-name="T35">» </text:span></text:p>
            <text:p text:style-name="P6"><text:span text:style-name="T35">«</text:span><text:span text:style-name="T36">Домой</text:span><text:span text:style-name="T37">» </text:span></text:p>
            <text:p text:style-name="P6"><text:span text:style-name="T37">«</text:span><text:span text:style-name="T38">К воротам</text:span><text:span text:style-name="T39">»</text:span></text:p>
            <text:p text:style-name="P6"><text:span text:style-name="T39">«</text:span><text:span text:style-name="T40">В переулок</text:span><text:span text:style-name="T41">»</text:span></text:p>
            <text:p text:style-name="P6"><text:span text:style-name="T41">«</text:span><text:span text:style-name="T42">В трактир</text:span><text:span text:style-name="T43">»</text:span></text:p>
            <text:p text:style-name="P6"><text:span text:style-name="T44">последний. </text:span></text:p>
            <text:p text:style-name="P6"><text:span text:style-name="T44">Оказавшись в трактире, игрок и купец садятся за столик. Купец платит за выпивку и начинается диалог 3.</text:span></text:p>
            <text:p text:style-name="P6"><text:span text:style-name="T44">Если игрок не стал пить, он может попытаться выкрасть что-либо из кармана пьяного купца. Если ловкость игрока равна или больше 2-х, ему удаётся украсть </text:span></text:p>
            <text:p text:style-name="P6"><text:span text:style-name="T45">200<text:s/></text:span><text:span text:style-name="T46">медяков. </text:span></text:p>
            <text:p text:style-name="P6"><text:span text:style-name="T46">Если игрок стал пить, он вырубается и просыпается на полу трактира. Рядом лежит локрийский револьвер(сила+1, меткость+3), а рядом с ним записка:<text:s/></text:span><text:span text:style-name="T47">«</text:span><text:span text:style-name="T48">Прошу принять его в оплату за ваш подвиг. Уверен, такому храброму войну он сослужит добрую службу. Я проснулся в этом трактире на заре и уже уезжаю. Вас я будить не стал. </text:span></text:p>
            <text:p text:style-name="P6"><text:span text:style-name="T49"><text:s/>-</text:span><text:span text:style-name="T50">Хильгримм Годрисон.</text:span><text:span text:style-name="T51">».</text:span></text:p>
            <text:p text:style-name="P6"><text:span text:style-name="T52">Игрок улыбается и встаёт из-за стола. Его голова раскалывается от похмелья. Задание выполнено.</text:span></text:p>
            <text:p text:style-name="P6"><text:span text:style-name="T53"><text:s/></text:span></text:p>
            <text:p text:style-name="P6"><text:span text:style-name="T54"/></text:p>
            <text:p text:style-name="P6"><text:span text:style-name="T55"><text:s/></text:span></text:p>
            <text:p text:style-name="P6"><text:span text:style-name="T56"/></text:p>
          </table:table-cell>
          <table:table-cell table:style-name="TableCell010202">
            <text:p text:style-name="P6"><text:span text:style-name="T57">1)<text:s/></text:span><text:span text:style-name="T58">Найти логово бандитов на Западном Тракте. </text:span></text:p>
            <text:p text:style-name="P6"><text:span text:style-name="T59">2)<text:s/></text:span><text:span text:style-name="T60">Вернуться к торговцу И привести его к товару. </text:span></text:p>
            <text:p text:style-name="P6"><text:span text:style-name="T61">3)</text:span><text:span text:style-name="T62">отправиться в трактир.</text:span><text:span text:style-name="T63"/></text:p>
          </table:table-cell>
          <table:table-cell table:style-name="TableCell010203">
            <text:p text:style-name="P6"><text:span text:style-name="T64">1)<text:s/></text:span><text:span text:style-name="T65">Торговец: Эти Варнийцы ещё хуже Анрогоцев! Жадные ублюдки! Они отобрали у меня 90% товара и назвали это пошлиной! Подумать только... Какая к дьяволу пошлина, это настоящий грабёж! Теперь вся поездка не окупится! Мне даже не на что добраться до дома! </text:span></text:p>
            <text:p text:style-name="P6"><text:span text:style-name="T65">Игрок: </text:span></text:p>
            <text:p text:style-name="P6"><text:span text:style-name="T65">а)Вступить в разговор </text:span></text:p>
            <text:p text:style-name="P6"><text:span text:style-name="T65">Б) Пройти мимо<text:s text:c="2"/></text:span></text:p>
            <text:p text:style-name="P6"><text:span text:style-name="T65">При выборе варианта Б диалог обрывается. Задание при этом всё ещё можно взять. </text:span></text:p>
            <text:p text:style-name="P6"><text:span text:style-name="T65">При выборе варианта а): </text:span></text:p>
            <text:p text:style-name="P6"><text:span text:style-name="T65">Игрок: Простите, сир, из какой вы страны? </text:span></text:p>
            <text:p text:style-name="P6"><text:span text:style-name="T65">Торговец: Из Локрии. </text:span></text:p>
            <text:p text:style-name="P6"><text:span text:style-name="T65">Игрок: в таком случае, пошлина должна быть не более 10%. Она такова ещё со времён Расцвета Магии. Скорее всего, вы просто наткнулись на бандитов, прикинувшихся стражей. </text:span></text:p>
            <text:p text:style-name="P6"><text:span text:style-name="T65">Торговец: Вот чёрт! Вы похожи на воина, добрый человек. Не могли бы вы помочь мне вернуть мой товар? </text:span></text:p>
            <text:p text:style-name="P6"><text:span text:style-name="T65">Игрок: а)Конечно, но не бесплатно </text:span></text:p>
            <text:p text:style-name="P6"><text:span text:style-name="T66"><text:s text:c="7"/></text:span><text:span text:style-name="T67">б) Конечно! </text:span></text:p>
            <text:p text:style-name="P6"><text:span text:style-name="T68"><text:s text:c="7"/></text:span><text:span text:style-name="T69">в) У меня пока нет времени. </text:span></text:p>
            <text:p text:style-name="P6"><text:span text:style-name="T69">Варианты а и б так или иначе начинают задание. Влияют они лишь на награду за его выполнение. </text:span></text:p>
            <text:p text:style-name="P6"><text:span text:style-name="T69">При варианте а или б: </text:span></text:p>
            <text:p text:style-name="P6"><text:span text:style-name="T69">Торговец: Ох, спасибо. Буду ждать вас. </text:span></text:p>
            <text:p text:style-name="P6"><text:span text:style-name="T69">При варианте в: </text:span></text:p>
            <text:p text:style-name="P6"><text:span text:style-name="T69">Эх, очень жаль. Что ж, может вы ещё передумаете... Я предлагаю вам плату в 50% от моего товара! </text:span></text:p>
            <text:p text:style-name="P6"><text:span text:style-name="T69">Игрок:</text:span></text:p>
            <text:p text:style-name="P6"><text:span text:style-name="T69">А) Я согласен!<text:s text:c="5"/></text:span></text:p>
            <text:p text:style-name="P6"><text:span text:style-name="T69">Б) Вы меня не убедили. Прощайте. </text:span></text:p>
            <text:p text:style-name="P6"><text:span text:style-name="T69">При выборе варианта б диалог обрывается. Задание всё ещё можно взять. В таком случае торговец скажет<text:s/></text:span><text:span text:style-name="T70">«</text:span><text:span text:style-name="T71">Ну что, передумали?</text:span><text:span text:style-name="T72">». </text:span></text:p>
            <text:p text:style-name="P6"><text:span text:style-name="T73">Игрок: </text:span></text:p>
            <text:p text:style-name="P6"><text:span text:style-name="T73">а) Да. </text:span></text:p>
            <text:p text:style-name="P6"><text:span text:style-name="T73">б) Нет. </text:span></text:p>
            <text:p text:style-name="P6"><text:span text:style-name="T73">Вариант б вновь обрывает диалог. </text:span></text:p>
            <text:p text:style-name="P6"><text:span text:style-name="T74">2)<text:s/></text:span><text:span text:style-name="T75">Главарь бандитов: О! Гляди, парни, кажется, у нас тут герой нашёлся! Даю дружеский совет: вали отсюда. </text:span></text:p>
            <text:p text:style-name="P6"><text:span text:style-name="T75">Игрок: </text:span></text:p>
            <text:p text:style-name="P6"><text:span text:style-name="T75">а) И не подумаю. Умрите!(запускает бой 1). </text:span></text:p>
            <text:p text:style-name="P6"><text:span text:style-name="T75">б) Господа, мы можем договориться! </text:span></text:p>
            <text:p text:style-name="P6"><text:span text:style-name="T75">При выборе варианта б: </text:span></text:p>
            <text:p text:style-name="P6"><text:span text:style-name="T75">Главарь бандитов заинтересованно смотрит на игрока: и что ты можешь нам предложить? </text:span></text:p>
            <text:p text:style-name="P6"><text:span text:style-name="T75">Бандит подходит ближе. </text:span></text:p>
            <text:p text:style-name="P6"><text:span text:style-name="T75">Игрок: </text:span></text:p>
            <text:p text:style-name="P6"><text:span text:style-name="T75">а) Смерть!(игрок быстро убивает главаря, запускается бой 1, но среди противников нет главаря бандитов). </text:span></text:p>
            <text:p text:style-name="P6"><text:span text:style-name="T75">б) Вы притаитесь в кустах, а я приведу сюда торговца. Убьём его и разделим то, что у него есть. </text:span></text:p>
            <text:p text:style-name="P6"><text:span text:style-name="T75">При выборе варианта б:</text:span></text:p>
            <text:p text:style-name="P6"><text:span text:style-name="T75">Главарь: Хм, а ты прав. Я согласен.</text:span></text:p>
            <text:p text:style-name="P6"><text:span text:style-name="T75">По окончанию боя 1, либо после этих слов главаря появляется цель 2. </text:span></text:p>
            <text:p text:style-name="P6"><text:span text:style-name="T76">3) </text:span></text:p>
            <text:p text:style-name="P6"><text:span text:style-name="T77">Хильгримм: Хорошо, что ты им задал. Давно не встречал такого смелого воина.Я думаю, что ты можешь сравниться с героями древноти. Но это я думаю, а уверен я в том, что надо выпить! </text:span></text:p>
            <text:p text:style-name="P6"><text:span text:style-name="T77">Игрок: </text:span></text:p>
            <text:p text:style-name="P6"><text:span text:style-name="T77">а) Извини, что-то не хочется. </text:span></text:p>
            <text:p text:style-name="P6"><text:span text:style-name="T77">б)Конечно! </text:span></text:p>
            <text:p text:style-name="P6"><text:span text:style-name="T77">При выборе варианта б игрок довольно быстро отключается и диалог кончается. </text:span></text:p>
            <text:p text:style-name="P6"><text:span text:style-name="T77">При выборе варианта а)</text:span></text:p>
            <text:p text:style-name="P6"><text:span text:style-name="T77">Хильгримм: Ну, как хочешь.</text:span></text:p>
            <text:p text:style-name="P6"><text:span text:style-name="T77">Торговец пьёт и вскоре пьянеет, после чего уходит. Диалог кончается. </text:span></text:p>
            <text:p text:style-name="P6"><text:span text:style-name="T78"/></text:p>
            <text:p text:style-name="P6"><text:span text:style-name="T78"/></text:p>
            <text:p text:style-name="P6"><text:span text:style-name="T78"/></text:p>
            <text:p text:style-name="P6"><text:span text:style-name="T78"/></text:p>
            <text:p text:style-name="P6"><text:span text:style-name="T78"/></text:p>
            <text:p text:style-name="P6"><text:span text:style-name="T78"/></text:p>
            <text:p text:style-name="P6"><text:span text:style-name="T78"/></text:p>
            <text:p text:style-name="P6"><text:span text:style-name="T78"/></text:p>
            <text:p text:style-name="P6"><text:span text:style-name="T78"/></text:p>
          </table:table-cell>
          <table:table-cell table:style-name="TableCell010204">
            <text:p text:style-name="P6"><text:span text:style-name="T79">Кастомаки: рынок, Западный Тракт</text:span><text:span text:style-name="T80"/></text:p>
          </table:table-cell>
          <table:table-cell table:style-name="TableCell010205">
            <text:p text:style-name="P6"><text:span text:style-name="T81">За обыск трупов бандитов: </text:span></text:p>
            <text:p text:style-name="P6"><text:span text:style-name="T81">ржавая сабля(сила+1, ловкость+1), 60 медяков, </text:span></text:p>
            <text:p text:style-name="P6"><text:span text:style-name="T81">метка с изображением волка(для задания<text:s/></text:span><text:span text:style-name="T82">«</text:span><text:span text:style-name="T83">ограбление по-кириански</text:span><text:span text:style-name="T84">». </text:span></text:p>
            <text:p text:style-name="P6"><text:span text:style-name="T85">За обыск трупа торговца:</text:span></text:p>
            <text:p text:style-name="P6"><text:span text:style-name="T85">локрийский револьвер, медяки:200.</text:span></text:p>
            <text:p text:style-name="P6"><text:span text:style-name="T85">За выполнение задания: опыт:100. </text:span></text:p>
            <text:p text:style-name="P6"><text:span text:style-name="T86"/></text:p>
          </table:table-cell>
          <table:table-cell table:style-name="TableCell010206">
            <text:p text:style-name="P6"><text:span text:style-name="T87">Зайти на рынок города и подойти к стоящему неподалёку<text:s text:c="2"/>торговцу, после выбрать вариант<text:s/></text:span><text:span text:style-name="T88">«</text:span><text:span text:style-name="T89">вступить в разговор</text:span><text:span text:style-name="T90">».</text:span><text:span text:style-name="T91"/></text:p>
          </table:table-cell>
          <table:table-cell table:style-name="TableCell010207">
            <text:p text:style-name="P6"><text:span text:style-name="T92">побочное</text:span><text:span text:style-name="T93"/></text:p>
          </table:table-cell>
          <table:table-cell table:style-name="TableCell010208">
            <text:p text:style-name="P6"><text:span text:style-name="T94">1) </text:span></text:p>
            <text:p text:style-name="P6"><text:span text:style-name="T95">Противники: </text:span></text:p>
            <text:p text:style-name="P6"><text:span text:style-name="T95">Главарь бандитов: </text:span></text:p>
            <text:p text:style-name="P6"><text:span text:style-name="T95">сила: 2</text:span></text:p>
            <text:p text:style-name="P6"><text:span text:style-name="T95">ловкость:2</text:span></text:p>
            <text:p text:style-name="P6"><text:span text:style-name="T95">меткость:1 </text:span></text:p>
            <text:p text:style-name="P6"><text:span text:style-name="T95">восприятие:2</text:span></text:p>
            <text:p text:style-name="P6"><text:span text:style-name="T95">удача:0</text:span></text:p>
            <text:p text:style-name="P6"><text:span text:style-name="T95">магия:0 </text:span></text:p>
            <text:p text:style-name="P6"><text:span text:style-name="T95">Бандит(их 2):</text:span></text:p>
            <text:p text:style-name="P6"><text:span text:style-name="T95">Сила:1</text:span></text:p>
            <text:p text:style-name="P6"><text:span text:style-name="T95">Ловкость:1</text:span></text:p>
            <text:p text:style-name="P6"><text:span text:style-name="T95">меткость:1 </text:span></text:p>
            <text:p text:style-name="P6"><text:span text:style-name="T95">остальное по нулям. </text:span></text:p>
            <text:p text:style-name="P6"><text:span text:style-name="T96">3)</text:span></text:p>
            <text:p text:style-name="P6"><text:span text:style-name="T97">Противники: </text:span></text:p>
            <text:p text:style-name="P6"><text:span text:style-name="T97">Главарь бандитов, </text:span></text:p>
            <text:p text:style-name="P6"><text:span text:style-name="T97">Раненый бандит: </text:span></text:p>
            <text:p text:style-name="P6"><text:span text:style-name="T97">Ловкость:1</text:span></text:p>
            <text:p text:style-name="P6"><text:span text:style-name="T97">Меткость:1</text:span></text:p>
            <text:p text:style-name="P6"><text:span text:style-name="T97">Сила:1</text:span></text:p>
            <text:p text:style-name="P6"><text:span text:style-name="T97">остальное по нулям. </text:span></text:p>
            <text:p text:style-name="P6"><text:span text:style-name="T97">Бандит. </text:span></text:p>
            <text:p text:style-name="P6"><text:span text:style-name="T98">2) </text:span></text:p>
            <text:p text:style-name="P6"><text:span text:style-name="T99">Враги: в точности, как в бою 1.</text:span></text:p>
            <text:p text:style-name="P6"><text:span text:style-name="T99">Союзники: </text:span></text:p>
            <text:p text:style-name="P6"><text:span text:style-name="T99">Торговец: </text:span></text:p>
            <text:p text:style-name="P6"><text:span text:style-name="T99">Сила:3</text:span></text:p>
            <text:p text:style-name="P6"><text:span text:style-name="T99">Меткость:4</text:span></text:p>
            <text:p text:style-name="P6"><text:span text:style-name="T99">Ловкость:1</text:span></text:p>
            <text:p text:style-name="P6"><text:span text:style-name="T99">Удача:1</text:span></text:p>
            <text:p text:style-name="P6"><text:span text:style-name="T99">Магия:0 </text:span></text:p>
            <text:p text:style-name="P6"><text:span text:style-name="T99">восприятие:4 </text:span></text:p>
            <text:p text:style-name="P6"><text:span text:style-name="T99">вооружён револьвером. </text:span></text:p>
            <text:p text:style-name="P6"><text:span text:style-name="T99">Если торговец умирает,задание провалено. </text:span></text:p>
            <text:p text:style-name="P6"><text:span text:style-name="T100"><text:s/></text:span></text:p>
            <text:p text:style-name="P6"><text:span text:style-name="T100"><text:s/></text:span><text:span text:style-name="T101"/></text:p>
          </table:table-cell>
        </table:table-row>
        <table:table-row table:style-name="TableRow0103">
          <table:table-cell table:style-name="TableCell010300">
            <text:p text:style-name="P8"><text:span text:style-name="T102">Название задания</text:span></text:p>
            <text:p text:style-name="P8"><text:span text:style-name="T103"/></text:p>
          </table:table-cell>
          <table:table-cell table:style-name="TableCell010301">
            <text:p text:style-name="P8"><text:span text:style-name="T104">Происходящее</text:span><text:span text:style-name="T105"/></text:p>
          </table:table-cell>
          <table:table-cell table:style-name="TableCell010302">
            <text:p text:style-name="P8"><text:span text:style-name="T106">Цели</text:span><text:span text:style-name="T107"/></text:p>
          </table:table-cell>
          <table:table-cell table:style-name="TableCell010303">
            <text:p text:style-name="P8"><text:span text:style-name="T108">Диалог</text:span><text:span text:style-name="T109"/></text:p>
          </table:table-cell>
          <table:table-cell table:style-name="TableCell010304">
            <text:p text:style-name="P8"><text:span text:style-name="T110">Локация</text:span><text:span text:style-name="T111"/></text:p>
          </table:table-cell>
          <table:table-cell table:style-name="TableCell010305">
            <text:p text:style-name="P8"><text:span text:style-name="T112">награда</text:span><text:span text:style-name="T113"/></text:p>
          </table:table-cell>
          <table:table-cell table:style-name="TableCell010306">
            <text:p text:style-name="P8"><text:span text:style-name="T114">Способ получения</text:span><text:span text:style-name="T115"/></text:p>
          </table:table-cell>
          <table:table-cell table:style-name="TableCell010307">
            <text:p text:style-name="P8"><text:span text:style-name="T116">тип</text:span><text:span text:style-name="T117"/></text:p>
          </table:table-cell>
          <table:table-cell table:style-name="TableCell010308">
            <text:p text:style-name="P8"><text:span text:style-name="T118">бои</text:span><text:span text:style-name="T119"/></text:p>
          </table:table-cell>
        </table:table-row>
        <table:table-row table:style-name="TableRow0104">
          <table:table-cell table:style-name="TableCell010400">
            <text:p text:style-name="P10"><text:span text:style-name="T120">«</text:span><text:span text:style-name="T121">Ограбление по-кириански</text:span><text:span text:style-name="T122">»</text:span><text:span text:style-name="T123"/></text:p>
          </table:table-cell>
          <table:table-cell table:style-name="TableCell010401">
            <text:p text:style-name="P10"><text:span text:style-name="T124">Игрок отходит в сторону от рыночной площади и сворачивает в сторону. Мрак переулка окутывает его. Внезапно он замечает странного человека, стоящего у входа в какой-то подвал. Какие-то секунды любопытство борется с опасением,и игрок решает... </text:span></text:p>
            <text:p text:style-name="P10"><text:span text:style-name="T124">а) Пройти мимо </text:span></text:p>
            <text:p text:style-name="P10"><text:span text:style-name="T124">б) Поговорить с мужчиной. </text:span></text:p>
            <text:p text:style-name="P10"><text:span text:style-name="T124">При выборе варианта б начинается диалог 1. </text:span></text:p>
            <text:p text:style-name="P10"><text:span text:style-name="T124">Убив стражника или договорившись с ним, игрок входит в помещение и видит там около пятнадцати человек, одетых в меховые плащи и короткие штаны. Если игрок не стал сражаться со стражником, начинается диалог 2, если же игрок его убил, начинается диалог 3. </text:span></text:p>
            <text:p text:style-name="P10"><text:span text:style-name="T124">Если по окончанию диалога игрок входит в доверие к бандитам, начинается диалог 4. </text:span></text:p>
            <text:p text:style-name="P10"><text:span text:style-name="T124">Если игрок получает цели 1) или 2) он должен дождаться указанного времени(можно пропустить время, отдохнув дома). </text:span></text:p>
            <text:p text:style-name="P10"><text:span text:style-name="T124">Так же игрок имеет возможность подойти к страже и поговорить с бойцами. Тогда запуститься диалог 5. Если игрок получает цель 3, он может завести стражу подальше от логова, после чего сказать, что бандиты скрылись. Это чуть облегчит ограбление. Псоле этого цель 3 всё равно считается выполненной. </text:span></text:p>
            <text:p text:style-name="P10"><text:span text:style-name="T124">Если игрок приводит стражу к кирианцам, начинается бой 3). </text:span></text:p>
            <text:p text:style-name="P10"><text:span text:style-name="T124">Если игрок побеждает в бою, задание считается выполненным.</text:span></text:p>
            <text:p text:style-name="P10"><text:span text:style-name="T125"/></text:p>
            <text:p text:style-name="P10"><text:span text:style-name="T126">Выполнение цели 1) и последующих событий: </text:span></text:p>
            <text:p text:style-name="P10"><text:span text:style-name="T126">Вечером игрок приходит в трущобы. Небольшие, покосившиеся халупы буквально лезут друг на друга. Здесь живёт бедная половина населения Варнии. Это люди, работавшие на заводах, бывшие строителями до тех пор, пока их места не заняли големы. Они потребляли меньше ресурсов и не требовали платы. Вскоре обедневший рабочий класс погряз в долгах, от чего люто ненавидел банки. За этим вы и пришли. Навстречу игроку выходят несколько бедняков. Они удивлены появлением относительно богато одетого человека в трущобах, но вместе с тем в их взглядах читалась зависть и ненависть. Один из бедняков подходит к игроку и просит милостыни. Начинается диалог 6. </text:span></text:p>
            <text:p text:style-name="P10"><text:span text:style-name="T126">Если диалог 6 окончился миром, игрок надевает маску и ведёт бедняков к Площади Освобождения. </text:span></text:p>
            <text:p text:style-name="P10"><text:span text:style-name="T126">Если же начался бой 4, то в случае победы игрока бедняки расступятся, провожая его злобными взглядами. Игрок придёт на Площадь в одиночестве. </text:span></text:p>
            <text:p text:style-name="P10"><text:span text:style-name="T126">На Площади игрок встречает Харона и остальной отряд. Начинается диалог 7. </text:span></text:p>
            <text:p text:style-name="P10"><text:span text:style-name="T126">После взрыва ворот банка Вира замечает два отряда стражи, заходящие с разных сторон. Если с отрядом есть бедняки, они бросаются на стражу, а игрок и кирианцы бегут в банк. Начинается бой 5). Если<text:s text:c="2"/>же бедняков с отрядом нет, путь им преграждает Харон и один из кирианцев. Остальные вбегают в банк и попадают под обстрел охраны. Одного из кирианцев убивают сразу, Вира заходит к противнику с тыла и убивает двоих охранников. Начинается бой 6)</text:span></text:p>
            <text:p text:style-name="P10"><text:span text:style-name="T126">Если здоровье Виры, Харона или одного из кирианцев( только одного, второй может умереть) доходит до нуля, они больше не участвуют в сражениях, но продолжают идти за игроком, так как эти персонажи не умирают, а получают серьёзные раны. </text:span></text:p>
            <text:p text:style-name="P10"><text:span text:style-name="T126">Когда игрок и союзники вбегают на второй этаж банка и начинают двигаться к хранилищу, раздаётся выстрел. Вира падает на колени. </text:span></text:p>
            <text:p text:style-name="P10"><text:span text:style-name="T126">Если с отрядом есть Харон, пуля попадает ему в сердце и он умирает. Начинается диалог 8. </text:span></text:p>
            <text:p text:style-name="P10"><text:span text:style-name="T126">Выполнение цели 2 и последующих событий: </text:span></text:p>
            <text:p text:style-name="P10"><text:span text:style-name="T126">К закату игрок должен вернуться в логово кирианцев, после чего запуститься диалог 9. </text:span></text:p>
            <text:p text:style-name="P10"><text:span text:style-name="T126">Преодолев сеть из улиц, поворотов и площадей, игрок и кирианский отряд добираются до Грегсвилля. </text:span></text:p>
            <text:p text:style-name="P10"><text:span text:style-name="T126">Вира говорит, что игрок должен спрятаться за поворотом и заблокировать выход инспекторам. </text:span></text:p>
            <text:p text:style-name="P10"><text:span text:style-name="T126">Когда на горизонте появляется нужный отряд, Вира даёт отмашку, и кирианцы прячутся, пусть и не слишком хорошо. Видно, что эти воины не привыкли скрываться. </text:span></text:p>
            <text:p text:style-name="P10"><text:span text:style-name="T126">Сидя в своём укрытии, игрок слышит разговор двоих солдат: </text:span></text:p>
            <text:p text:style-name="P10"><text:span text:style-name="T127">-</text:span><text:span text:style-name="T128">Слушайте, капитан, а что, ежели мы, ну, немного позаимствуем у этих банкиров... Зарплату-то нам крохотную платят, а в Локрии, я слыхал, она побольше будет. -Заткнись! Не стоит говорить об этом на улице. А что и у кого заимствовать, я сам разберусь. Ещё раз заикнёшься об этом<text:s/></text:span><text:span text:style-name="T129">—</text:span><text:span text:style-name="T130"><text:s/></text:span><text:span text:style-name="T131">под трибунал пущу, ясно тебе. </text:span></text:p>
            <text:p text:style-name="P10"><text:span text:style-name="T131">Третий голос: Постойте-ка капитан. Видите вон тех ребят. Как-то странно они стоят. Небось засаду готовят. </text:span></text:p>
            <text:p text:style-name="P10"><text:span text:style-name="T131">Капитан: Сейчас прове... </text:span></text:p>
            <text:p text:style-name="P10"><text:span text:style-name="T131">Вира метким выстрелом убивает капитана, начинается бой 7)</text:span></text:p>
            <text:p text:style-name="P10"><text:span text:style-name="T131">По окончанию боя кирианцы скидывают трупы в трущобы( они расположены ниже основных районов), предварительно надев униформу инспекторов и направляются в банк. Там их спокойно пропускают, и они проходят на второй этаж. У входа в хранилище стоит двое охранников. Начинается диалог 10). </text:span></text:p>
            <text:p text:style-name="P10"><text:span text:style-name="T131">Когда игрок и кирианцы каким-либо образом попадают в хранилище, Вира или Харон(если он жив) хватает связку ключей, лежащую на столе неподалёку и начинает вскрывать ячейки. Награбленное кирианцы складывают в мешки и выбрасывают из окна в повозку, стоящую там. </text:span></text:p>
            <text:p text:style-name="P10"><text:span text:style-name="T131">Если игрок пробрался в хранилище подкупом, Вира тихо говорит: Нам не нужны лишние глаза. </text:span></text:p>
            <text:p text:style-name="P10"><text:span text:style-name="T131">Она и Харон(если он жив) подходят к выходу и резко убивают двоих охранников. Если<text:s text:c="2"/>Харон мёртв, к Вире присоединяется сам Игрок. Если параметр ловкости игрок равен 3( или выше 3-х), всё проходит удачно, но если параметр ловкости игрока ниже 3-х, охранник уклоняется и вызывает подкрепление Вира убивает его, Харон бросает на лестницу бомбу, которая убивает подоспевших солдат, но сам умирает от их пуль. раздаётся выстрел. Вира падает на колени. </text:span></text:p>
            <text:p text:style-name="P10"><text:span text:style-name="T131">Если с отрядом есть Харон, пуля попадает ему в сердце и он умирает. Начинается диалог 8. </text:span></text:p>
            <text:p text:style-name="P10"><text:span text:style-name="T131">Чем бы ни закончился диалог 8, задание в любом случае будет выполнено.<text:s text:c="5"/></text:span></text:p>
            <text:p text:style-name="P10"><text:span text:style-name="T132"/></text:p>
            <text:p text:style-name="P10"><text:span text:style-name="T132"/></text:p>
          </table:table-cell>
          <table:table-cell table:style-name="TableCell010402">
            <text:p text:style-name="P10"><text:span text:style-name="T133">1)<text:s/></text:span><text:span text:style-name="T134">Отправиться в трущобы незадолго до полуночи. </text:span></text:p>
            <text:p text:style-name="P10"><text:span text:style-name="T135">2)</text:span><text:span text:style-name="T136">Дождаться вечера и встретиться с Вирой в укрытии кирианцев. </text:span></text:p>
            <text:p text:style-name="P10"><text:span text:style-name="T137">3)<text:s/></text:span><text:span text:style-name="T138">Привести стражу к логову кирианцев.</text:span><text:span text:style-name="T139"/></text:p>
          </table:table-cell>
          <table:table-cell table:style-name="TableCell010403">
            <text:p text:style-name="P10"><text:span text:style-name="T140">1)<text:s/></text:span><text:span text:style-name="T141">Если игрок одет по-локрийски(рубаха, штаны)или как-то иначе( кроме кирианского костюма):</text:span></text:p>
            <text:p text:style-name="P10"><text:span text:style-name="T141">Подозрительный тип: Эй, ты! Тебе здесь не рады. А ну пошёл прочь. </text:span></text:p>
            <text:p text:style-name="P10"><text:span text:style-name="T141">Игрок: </text:span></text:p>
            <text:p text:style-name="P10"><text:span text:style-name="T141">А) Ладно, ладно успокойся(уйти и отказаться от задания) </text:span></text:p>
            <text:p text:style-name="P10"><text:span text:style-name="T141">б)А ну отошёл прочь, придурок. Я пришёл к главарю. </text:span></text:p>
            <text:p text:style-name="P10"><text:span text:style-name="T141">в) Ох, зря ты это сделал... Сейчас я научу тебя хорошим манерам!</text:span></text:p>
            <text:p text:style-name="P10"><text:span text:style-name="T141">При выборе варианта а начинается бой 1. </text:span></text:p>
            <text:p text:style-name="P10"><text:span text:style-name="T141">г)Погоди. У меня есть пропуск(данный вариант доступен только при наличии метки с изображением волка в инвентаре). </text:span></text:p>
            <text:p text:style-name="P10"><text:span text:style-name="T141">При выборе варианта б или г игрока пропускают. </text:span></text:p>
            <text:p text:style-name="P10"><text:span text:style-name="T141">Если игрок одет по-кириански, его пропускают без вопросов. </text:span></text:p>
            <text:p text:style-name="P10"><text:span text:style-name="T142">2)</text:span><text:span text:style-name="T143">Главарь Кирианцев: О, новобранец. Что ж, для нас каждый человек на счету.<text:s text:c="2"/></text:span></text:p>
            <text:p text:style-name="P10"><text:span text:style-name="T143">Какая-то девушка из кирианцев: Харон, не стоит так открыто говорить здесь на Всеобщем. Нас могут услышать. </text:span></text:p>
            <text:p text:style-name="P10"><text:span text:style-name="T143">Харон: Пожалуй, ты права. Ne'ph tarus? Olr dairev humm... </text:span></text:p>
            <text:p text:style-name="P10"><text:span text:style-name="T143">Игрок: </text:span></text:p>
            <text:p text:style-name="P10"><text:span text:style-name="T143">а) Я не говорю по-кириански или Алькнерски. </text:span></text:p>
            <text:p text:style-name="P10"><text:span text:style-name="T143">б) Эм... Ash nazg durbatuluk? </text:span></text:p>
            <text:p text:style-name="P10"><text:span text:style-name="T143">Варианты в и г доступны только если в начале игры игрок выбрал, что он является потомком кирианцев </text:span></text:p>
            <text:p text:style-name="P10"><text:span text:style-name="T143">в) Tarh'enn dayor, dannet(Я сам решил к вам присоединится) </text:span></text:p>
            <text:p text:style-name="P10"><text:span text:style-name="T143">г) Tirsh, darhen! Os na dor hellcum. (Заткнись, жалкое создание! Ты тут больше не главный.) </text:span></text:p>
            <text:p text:style-name="P10"><text:span text:style-name="T143">При выборе варианта а: </text:span></text:p>
            <text:p text:style-name="P10"><text:span text:style-name="T143">Харон: Что ж, ожидаемо. Нам нужны любые люди.</text:span></text:p>
            <text:p text:style-name="P10"><text:span text:style-name="T143">Вира: Пожалуй, следует его проверить. </text:span></text:p>
            <text:p text:style-name="P10"><text:span text:style-name="T144"><text:s/></text:span><text:span text:style-name="T145">Харон: И правда. Эй, новичок, покажи метку. </text:span></text:p>
            <text:p text:style-name="P10"><text:span text:style-name="T145">Игрок(если метка есть в инвентаре): конечно. </text:span></text:p>
            <text:p text:style-name="P10"><text:span text:style-name="T145">Игрок(если метки нет): Эмм... какую метку? </text:span></text:p>
            <text:p text:style-name="P10"><text:span text:style-name="T145">Харон(если метки нет): Без метки тебя бы не пропустили... В любом случае, лишние уши нам ни к чему. </text:span></text:p>
            <text:p text:style-name="P10"><text:span text:style-name="T145">Начинается бой 2. </text:span></text:p>
            <text:p text:style-name="P10"><text:span text:style-name="T145">Если у игрока есть метка, Харон говорит:Отлично. Я знал, что без метки сюда не пропускают. Извини за эти формальности. Вира просто вечно всех в чём-то подозревает. </text:span></text:p>
            <text:p text:style-name="P10"><text:span text:style-name="T145">При выборе варианта б: </text:span></text:p>
            <text:p text:style-name="P10"><text:span text:style-name="T145">Харон(смеясь): Вот, я говорил тебе, Вира! Не может весь отряд состоять из чистокровных кирианцев. И в Кирт'арроше не каждый сейчас знает древний язык. </text:span></text:p>
            <text:p text:style-name="P10"><text:span text:style-name="T145">Вира: Это не смешно, а подозрительно. Это дело слишком серьёзно, чтоб набирать туда кого попало. </text:span></text:p>
            <text:p text:style-name="P10"><text:span text:style-name="T145">Харон: И правда. Эй, новичок, покажи метку. </text:span></text:p>
            <text:p text:style-name="P10"><text:span text:style-name="T145">Игрок(если метка есть в инвентаре): конечно. </text:span></text:p>
            <text:p text:style-name="P10"><text:span text:style-name="T145">Игрок(если метки нет): Эмм... какую метку? </text:span></text:p>
            <text:p text:style-name="P10"><text:span text:style-name="T145">Харон(если метки нет): Без метки тебя бы не пропустили... В любом случае, лишние уши нам ни к чему. </text:span></text:p>
            <text:p text:style-name="P10"><text:span text:style-name="T145">Начинается бой 2. </text:span></text:p>
            <text:p text:style-name="P10"><text:span text:style-name="T145">Если у игрока есть метка, Харон говорит:Отлично. Я знал, что без метки сюда не пропускают. Извини за эти формальности. Вира просто вечно всех в чём-то подозревает. </text:span></text:p>
            <text:p text:style-name="P10"><text:span text:style-name="T145">При выборе варианта в: </text:span></text:p>
            <text:p text:style-name="P10"><text:span text:style-name="T145">Харон кивает и говорит: Узнаю древний язык. Если ты его знаешь, нам нечего боятся предательства с твоей стороны.</text:span></text:p>
            <text:p text:style-name="P10"><text:span text:style-name="T145">При выборе варианта г: </text:span></text:p>
            <text:p text:style-name="P10"><text:span text:style-name="T145">Харон: Ash avgur, ha wen tirish, serd!Torn se Kirt'arrosh as wen ger dun ris!(сейчас посмотрим, кому придётся заткнуться, пёс! Передай в Кирт'аррош, что я не стану никому подчиняться!) </text:span></text:p>
            <text:p text:style-name="P10"><text:span text:style-name="T145">Начинается бой 2. </text:span></text:p>
            <text:p text:style-name="P10"><text:span text:style-name="T145">Если игрок побеждает в бою 2 квест считается законченным. </text:span></text:p>
            <text:p text:style-name="P10"><text:span text:style-name="T146">3)</text:span><text:span text:style-name="T147">Харон: Дьявол! Нас обнаружили!<text:s text:c="2"/></text:span></text:p>
            <text:p text:style-name="P10"><text:span text:style-name="T147">Начинается бой 2. </text:span></text:p>
            <text:p text:style-name="P10"><text:span text:style-name="T148">4)<text:s/></text:span><text:span text:style-name="T149">Харон: Раз ты новичок, полагаю, тебя стоит ввести в курс дела. К сожалению, мы не можем начать открытое восстание против Локрии. Поэтому мы вынуждены действовать в других странах и более скрытно, хотя по мне- надо просто собраться и перерезать врагам глотки. Но к делу. В этом городе, неподалёку от площади есть отделение банка Арринхоупа, основанного локрийцами. Разграбив его, мы хоть как-то снизим их доход. </text:span></text:p>
            <text:p text:style-name="P10"><text:span text:style-name="T149">Вира: Вот только с планом ограбления вышла заминка. Эти идиоты хотят рваться в банк открыто, просто убивая всех. Я же предлагаю проникнуть в банк скрытно. </text:span></text:p>
            <text:p text:style-name="P10"><text:span text:style-name="T149">Игрок: у вас есть что-то вроде командира? Пусть он решает. </text:span></text:p>
            <text:p text:style-name="P10"><text:span text:style-name="T149">Харон: Кирианцы- вольный народ. Мы решаем всё вместе. Вышло так, что ровно половина из нас поддерживает открытую атаку, а вторая половина- скрытное проникновение. От себя скажу: мы кирианцы, а не какие-то локрийкие крысы, чтобы прятаться и скрываться. </text:span></text:p>
            <text:p text:style-name="P10"><text:span text:style-name="T149">Вира: в общем, решающий голос за тобой. </text:span></text:p>
            <text:p text:style-name="P10"><text:span text:style-name="T149">Игрок: </text:span></text:p>
            <text:p text:style-name="P10"><text:span text:style-name="T149">а) Кирианцы куда лучше сражаются открыто. Мы нападём на банк. </text:span></text:p>
            <text:p text:style-name="P10"><text:span text:style-name="T149">б)Нас слишком мало, чтобы нападать открыто. Я согласен с Вирой.<text:s text:c="2"/></text:span></text:p>
            <text:p text:style-name="P10"><text:span text:style-name="T149">При выборе варианта а): </text:span></text:p>
            <text:p text:style-name="P10"><text:span text:style-name="T149">Харон: Отлично! Нам потребуются люди. Идеальная армия для штурма банка-<text:s text:c="2"/>толпа мятежных бедняков. Отправляйся в трущобы и подыми народ. Приводи их в полночь на Площадь Освобождения. </text:span></text:p>
            <text:p text:style-name="P10"><text:span text:style-name="T149">При выборе варианта б) </text:span></text:p>
            <text:p text:style-name="P10"><text:span text:style-name="T149">Вира:Хорошо. Нам нужно подготовиться. В Варнии для проверки банков существуют особые отряды стражи- лиггеры. Устроим засаду на такой отряд, заберём их форму, и нас пропустят к ячейкам. Сегодня как раз день проверки. Нужно перехватить отряд. Я прослежу за ними и сообщу тебе, когда они будут проходить там, где их удобнее взять. Жди меня здесь вечером. </text:span></text:p>
            <text:p text:style-name="P10"><text:span text:style-name="T149">При выборе варианта а) у игрока появляется цель 1), при выборе варианта б) появляется цель 2. </text:span></text:p>
            <text:p text:style-name="P10"><text:span text:style-name="T150">5)<text:s/></text:span><text:span text:style-name="T151">Стражник: Эй, чего тебе? </text:span></text:p>
            <text:p text:style-name="P10"><text:span text:style-name="T151">Игрок: </text:span></text:p>
            <text:p text:style-name="P10"><text:span text:style-name="T151">а)Ничего, просто мимо проходил(закончить диалог)</text:span></text:p>
            <text:p text:style-name="P10"><text:span text:style-name="T151">б) Я обнаружил логово бандитов. Полагаю, их нужно обезвредить. </text:span></text:p>
            <text:p text:style-name="P10"><text:span text:style-name="T151">При выборе варианта б): </text:span></text:p>
            <text:p text:style-name="P10"><text:span text:style-name="T151">Капитан стражи: Веди. </text:span></text:p>
            <text:p text:style-name="P10"><text:span text:style-name="T151">Появляется цель 3. </text:span></text:p>
            <text:p text:style-name="P10"><text:span text:style-name="T152">6) </text:span></text:p>
            <text:p text:style-name="P10"><text:span text:style-name="T153">Бедняк: Прошу, господин, подайте на пропитание! </text:span></text:p>
            <text:p text:style-name="P10"><text:span text:style-name="T153">Игрок: </text:span></text:p>
            <text:p text:style-name="P10"><text:span text:style-name="T153">а)Отойди, гнусное создание. От тебя смердит! </text:span></text:p>
            <text:p text:style-name="P10"><text:span text:style-name="T153">б)*Бросить 40 медяков* Вот тебе деньги. И я знаю, где достать больше, намного больше... </text:span></text:p>
            <text:p text:style-name="P10"><text:span text:style-name="T153">При выборе варианта а): </text:span></text:p>
            <text:p text:style-name="P10"><text:span text:style-name="T153">Бедняк: Очередной сноб... Нечего тебе было сюда приходить. Начинается бой 4. </text:span></text:p>
            <text:p text:style-name="P10"><text:span text:style-name="T153">При выборе варианта б) </text:span></text:p>
            <text:p text:style-name="P10"><text:span text:style-name="T153">Бедняк: Спасибо, господин! И где же? </text:span></text:p>
            <text:p text:style-name="P10"><text:span text:style-name="T153">Игрок: В банке Арринхоупа! </text:span></text:p>
            <text:p text:style-name="P10"><text:span text:style-name="T153">Неужели вам не надоело копошиться в собственных долгах, оставаясь в грязных лапах бедности!? Неужели вы не готовы сражаться за свою судьбу?! Богачи наняли големов. Они отбросили вас умирать в грязи! Пора отомстить, братья! Пора показать им, что вы не намерены молча терпеть пинки! Смерть врагу! </text:span></text:p>
            <text:p text:style-name="P10"><text:span text:style-name="T153">Толпа: Смерть! Сметь! СМЕРТЬ! </text:span></text:p>
            <text:p text:style-name="P10"><text:span text:style-name="T153">Игрок: За мной, братья! Эта ночь запомниться миру надолго! </text:span></text:p>
            <text:p text:style-name="P10"><text:span text:style-name="T154"><text:s/>7) </text:span></text:p>
            <text:p text:style-name="P10"><text:span text:style-name="T155">Если игрок пришёл с бедняками: </text:span></text:p>
            <text:p text:style-name="P10"><text:span text:style-name="T155">Харон: Ого! Судя по этой толпе, ты неплохой оратор. </text:span></text:p>
            <text:p text:style-name="P10"><text:span text:style-name="T155">Вира(тихим голосом): Прекрасно. Они отвлекут внимание и задержат стражу. Пора за дело. </text:span></text:p>
            <text:p text:style-name="P10"><text:span text:style-name="T155">Если игрок явился один: </text:span></text:p>
            <text:p text:style-name="P10"><text:span text:style-name="T155">Харон: Я так понимаю, что-то пошло не так... </text:span></text:p>
            <text:p text:style-name="P10"><text:span text:style-name="T155">Вира: Я говорила, не стоит поручать ему важные дела. Впрочем, это уже не важно. Нужно начинать, а то мы к рассвету не управимся. </text:span></text:p>
            <text:p text:style-name="P10"><text:span text:style-name="T155">Независимо от наличия бедняков на площади диалог продолжается так: </text:span></text:p>
            <text:p text:style-name="P10"><text:span text:style-name="T155">Игрок(подходя к воротам банка): а они крепкие. Ну и что вы собрались с ними делать? </text:span></text:p>
            <text:p text:style-name="P10"><text:span text:style-name="T155">Харон: Пусть технологии и причинили много зла, за одну вещь их стоит благодарить. </text:span></text:p>
            <text:p text:style-name="P10"><text:span text:style-name="T155">Игрок: И за что же? </text:span></text:p>
            <text:p text:style-name="P10"><text:span text:style-name="T155">Харон: За взрывчатку. </text:span></text:p>
            <text:p text:style-name="P10"><text:span text:style-name="T155">Харон бросает бомбу в ворота и кричит остальным пригнуться. </text:span></text:p>
            <text:p text:style-name="P10"><text:span text:style-name="T156">8) </text:span></text:p>
            <text:p text:style-name="P10"><text:span text:style-name="T157">Вира:(оборачиваясь и выхватывая лук): Какого чёрта! Что ты творишь?!<text:s text:c="2"/></text:span></text:p>
            <text:p text:style-name="P10"><text:span text:style-name="T157">Кирианец: Ваша война и этот поход безнадёжны. Вы бы всё равно умерли, а так мне за это ещё и заплатят. Эй, ты! Вы проиграли. Присоединяйся, и мы разделим награду. </text:span></text:p>
            <text:p text:style-name="P10"><text:span text:style-name="T157">Игрок: </text:span></text:p>
            <text:p text:style-name="P10"><text:span text:style-name="T157">А) Пошёл ты... </text:span></text:p>
            <text:p text:style-name="P10"><text:span text:style-name="T157">Б) Я согласен.</text:span></text:p>
            <text:p text:style-name="P10"><text:span text:style-name="T157">При выборе варианта б) кирианец убивает Виру, после чего в комнату вбегает капитан стражи. </text:span></text:p>
            <text:p text:style-name="P10"><text:span text:style-name="T157">Капитан(смотрит на труп Виры): Отличная работа. А это ещё кто? </text:span></text:p>
            <text:p text:style-name="P10"><text:span text:style-name="T157">Кирианец: Всё в порядке. Это мой коллега. </text:span></text:p>
            <text:p text:style-name="P10"><text:span text:style-name="T157">Капитан кивает и протягивает игроку и кирианцу мешки с монетами. </text:span></text:p>
            <text:p text:style-name="P10"><text:span text:style-name="T157">При выборе варианта а): </text:span></text:p>
            <text:p text:style-name="P10"><text:span text:style-name="T157">Кирианец стреляет игроку в руку, и тот теряет оружие. </text:span></text:p>
            <text:p text:style-name="P10"><text:span text:style-name="T157">Игрок видит, как кирианец целиться в Виру и решает...( на выбор даётся 20 сек.) </text:span></text:p>
            <text:p text:style-name="P10"><text:span text:style-name="T157">А) Прыгнуть на кирианца и закрыть Виру собой. </text:span></text:p>
            <text:p text:style-name="P10"><text:span text:style-name="T157">Б)Подхватить оружие и прыгнуть в окно. </text:span></text:p>
            <text:p text:style-name="P10"><text:span text:style-name="T157">При выборе варианта Б):Вира успевает прокричать<text:s/></text:span><text:span text:style-name="T158">«</text:span><text:span text:style-name="T159">Беги в Кирт'аррош</text:span><text:span text:style-name="T160">»,</text:span><text:span text:style-name="T161">игрок выпрыгивает в окно и приземляется на какой-то торговый латок, который забыли свернуть. Игрок спрыгивает с него, и воспользовавшись всеобщей суматохой, сбегает и срывает маску. К счастью, стража не успевает заметить его. Квест выполнен. Если ловкость игрока ниже 4, при прыжке он получает среднюю рану. </text:span></text:p>
            <text:p text:style-name="P10"><text:span text:style-name="T161">При выборе варианта А): </text:span></text:p>
            <text:p text:style-name="P10"><text:span text:style-name="T161">игрок прыгает на кирианца, пуля прошивает ему бок. Игрок падает на землю, захлёбываясь собственной кровью. Последнее, что он видит<text:s/></text:span><text:span text:style-name="T162">—</text:span><text:span text:style-name="T163"><text:s/></text:span><text:span text:style-name="T164">вскакивающая Вира. Кирианка ловко перерезает горло своему бывшему союзнику, после чего в глазах игрока мутнеет. </text:span></text:p>
            <text:p text:style-name="P10"><text:span text:style-name="T165">9)</text:span><text:span text:style-name="T166">Вира: Отлично. Мы тебя ждали. Отряд инспекторов<text:s text:c="2"/>в основном двигается по главным улицам. Пытаться перехватить их там- самоубийство. В один момент они свернут в Грегсвилль<text:s/></text:span><text:span text:style-name="T167">—</text:span><text:span text:style-name="T168"><text:s/></text:span><text:span text:style-name="T169">район неподалёку от трущоб. Стражи там значительно меньше, да и лишних глаз не будет. Перехватим их там. Следуй за мной.</text:span></text:p>
            <text:p text:style-name="P10"><text:span text:style-name="T170">10) </text:span></text:p>
            <text:p text:style-name="P10"><text:span text:style-name="T171">Охранник: Эй, господа, предъявите удостоверение. Мы не можем вас так просто пропустить. </text:span></text:p>
            <text:p text:style-name="P10"><text:span text:style-name="T171">Игрок: </text:span></text:p>
            <text:p text:style-name="P10"><text:span text:style-name="T171">а) Удостоверение? </text:span></text:p>
            <text:p text:style-name="P10"><text:span text:style-name="T171">б) Вот чёрт! Смотри! (резко ударить обернувшегося охранника)- доступно только при параметре силы, равном 3 или больше. </text:span></text:p>
            <text:p text:style-name="P10"><text:span text:style-name="T171">в) Попробовать подкупить охранников за 100 медяков </text:span></text:p>
            <text:p text:style-name="P10"><text:span text:style-name="T171">г) Попробовать подкупить охрану за 1000 медяков. </text:span></text:p>
            <text:p text:style-name="P10"><text:span text:style-name="T171">При выборе варианта б) игрок вырубает охранника ловким ударом, забирает ключ и входит в хранилище. </text:span></text:p>
            <text:p text:style-name="P10"><text:span text:style-name="T171">При выборе варианта а): </text:span></text:p>
            <text:p text:style-name="P10"><text:span text:style-name="T171">Охранник: Ага, значит, проникаем незаконно? Вали их! </text:span></text:p>
            <text:p text:style-name="P10"><text:span text:style-name="T171">Вира резко выпускает стрелу в одного из охранников, второго убивает Харон ударом в шею. Однако на крики сбегаются охранники снизу. Харон бросается к лестнице, чтобы их задержать и бросает на лестницу бомбу. Охранники погибают, но в Харона попадает несколько пуль, и он умирает. </text:span></text:p>
            <text:p text:style-name="P10"><text:span text:style-name="T171">Вира берёт ключ с трупа охранника у входа и вбегает в хранилище. </text:span></text:p>
            <text:p text:style-name="P10"><text:span text:style-name="T171">При выборе варианта в):<text:s text:c="2"/></text:span></text:p>
            <text:p text:style-name="P10"><text:span text:style-name="T171">Охранник: Нас таким не купишь! Бей их! </text:span></text:p>
            <text:p text:style-name="P10"><text:span text:style-name="T171">Повторяются события, происходящие при выборе варианта а). </text:span></text:p>
            <text:p text:style-name="P10"><text:span text:style-name="T171">При выборе варианта г): </text:span></text:p>
            <text:p text:style-name="P10"><text:span text:style-name="T171">Охранник: Меня не купи... * Глядит на деньги * Эм... Ладно, проходите. Только быстро. </text:span></text:p>
            <text:p text:style-name="P10"><text:span text:style-name="T172"/></text:p>
          </table:table-cell>
          <table:table-cell table:style-name="TableCell010404">
            <text:p text:style-name="P10"><text:span text:style-name="T173">Кастомаки: переулок, банк Арринхоупа, Кастомаки:трущобы, укрытие кирианцев.<text:s/></text:span><text:span text:style-name="T174"/></text:p>
          </table:table-cell>
          <table:table-cell table:style-name="TableCell010405">
            <text:p text:style-name="P10"><text:span text:style-name="T175">За выполнение цели 1 или 2<text:s/></text:span><text:span text:style-name="T176">—</text:span><text:span text:style-name="T177"><text:s/>50<text:s/></text:span><text:span text:style-name="T178">опыта. </text:span></text:p>
            <text:p text:style-name="P10"><text:span text:style-name="T178">За выполнение цели 3- 40 опыта. </text:span></text:p>
            <text:p text:style-name="P10"><text:span text:style-name="T178">За убийство одного стандартного противника<text:s/></text:span><text:span text:style-name="T179">—</text:span><text:span text:style-name="T180"><text:s/>5<text:s/></text:span><text:span text:style-name="T181">опыта. </text:span></text:p>
            <text:p text:style-name="P10"><text:span text:style-name="T181">За убийство Харона или Виры<text:s/></text:span><text:span text:style-name="T182">—</text:span><text:span text:style-name="T183"><text:s/>70<text:s/></text:span><text:span text:style-name="T184">опыта. </text:span></text:p>
            <text:p text:style-name="P10"><text:span text:style-name="T184">За выполнение задания- 300 опыта. </text:span></text:p>
            <text:p text:style-name="P10"><text:span text:style-name="T184">За обыск трупов кирианцев: </text:span></text:p>
            <text:p text:style-name="P10"><text:span text:style-name="T184">медяки:100 </text:span></text:p>
            <text:p text:style-name="P10"><text:span text:style-name="T184">ржавая сабля: </text:span></text:p>
            <text:p text:style-name="P10"><text:span text:style-name="T184">Сила+2 </text:span></text:p>
            <text:p text:style-name="P10"><text:span text:style-name="T184">Ловкость+1 </text:span></text:p>
            <text:p text:style-name="P10"><text:span text:style-name="T184">Увесистая дубина: </text:span></text:p>
            <text:p text:style-name="P10"><text:span text:style-name="T184">Сила+3 </text:span></text:p>
            <text:p text:style-name="P10"><text:span text:style-name="T184">Ловкость -2 </text:span></text:p>
            <text:p text:style-name="P10"><text:span text:style-name="T184">За обыск трупа Харона: </text:span></text:p>
            <text:p text:style-name="P10"><text:span text:style-name="T184">Меховая броня( +10 хп.) </text:span></text:p>
            <text:p text:style-name="P10"><text:span text:style-name="T184">Лёгкий кириански клинок: </text:span></text:p>
            <text:p text:style-name="P10"><text:span text:style-name="T184">Сила+2</text:span></text:p>
            <text:p text:style-name="P10"><text:span text:style-name="T184">Ловкость+4 </text:span></text:p>
            <text:p text:style-name="P10"><text:span text:style-name="T184">Взрывчатка( одноразовое оружие, наносящее противнику 3 урона и оглушающее его на 1 ход)х2 </text:span></text:p>
            <text:p text:style-name="P10"><text:span text:style-name="T184">За обыск трупа Виры: </text:span></text:p>
            <text:p text:style-name="P10"><text:span text:style-name="T184">Кирианский Лук: </text:span></text:p>
            <text:p text:style-name="P10"><text:span text:style-name="T184">Сила+2 </text:span></text:p>
            <text:p text:style-name="P10"><text:span text:style-name="T184">Ловкость+1</text:span></text:p>
            <text:p text:style-name="P10"><text:span text:style-name="T184">При меткости от 3-х увеличивает силу всех выстрелов игрока на 10%. </text:span></text:p>
            <text:p text:style-name="P10"><text:span text:style-name="T184">Кирианские Ножи: </text:span></text:p>
            <text:p text:style-name="P10"><text:span text:style-name="T184">Парное оружие; </text:span></text:p>
            <text:p text:style-name="P10"><text:span text:style-name="T184">Сила+1. </text:span></text:p>
            <text:p text:style-name="P10"><text:span text:style-name="T184">Дают возможность атаковать дважды за ход.</text:span></text:p>
            <text:p text:style-name="P10"><text:span text:style-name="T184">Усыпляющий дротик( можно использовать в определённых квестовых ситуациях. </text:span></text:p>
            <text:p text:style-name="P10"><text:span text:style-name="T184">За обыск трупов инспекторов: </text:span></text:p>
            <text:p text:style-name="P10"><text:span text:style-name="T184">Варнийская аркебуза: </text:span></text:p>
            <text:p text:style-name="P10"><text:span text:style-name="T184">Сила+2 </text:span></text:p>
            <text:p text:style-name="P10"><text:span text:style-name="T184">Меткость+5 </text:span></text:p>
            <text:p text:style-name="P10"><text:span text:style-name="T184">Чтобы переключится с данного оружия на другое требуется пропустить ход.</text:span></text:p>
            <text:p text:style-name="P10"><text:span text:style-name="T184">Алебарда: </text:span></text:p>
            <text:p text:style-name="P10"><text:span text:style-name="T184">Сила+4 </text:span></text:p>
            <text:p text:style-name="P10"><text:span text:style-name="T184">Ловкость -2.</text:span></text:p>
            <text:p text:style-name="P10"><text:span text:style-name="T184">Медяки:200 </text:span></text:p>
            <text:p text:style-name="P10"><text:span text:style-name="T184">Стальной меч:</text:span></text:p>
            <text:p text:style-name="P10"><text:span text:style-name="T184">Сила+2 </text:span></text:p>
            <text:p text:style-name="P10"><text:span text:style-name="T184">Ловкость+1 </text:span></text:p>
            <text:p text:style-name="P10"><text:span text:style-name="T184">Меткость+1.</text:span></text:p>
            <text:p text:style-name="P10"><text:span text:style-name="T185"/></text:p>
          </table:table-cell>
          <table:table-cell table:style-name="TableCell010406">
            <text:p text:style-name="P10"><text:span text:style-name="T186">Гуляя по городу, выбрать вариант<text:s/></text:span><text:span text:style-name="T187">«</text:span><text:span text:style-name="T188">в переулок</text:span><text:span text:style-name="T189">»<text:s/></text:span><text:span text:style-name="T190">и поговорить со странным типом так, чтобы в итоге ты оказался в подвале.</text:span><text:span text:style-name="T191"/></text:p>
          </table:table-cell>
          <table:table-cell table:style-name="TableCell010407">
            <text:p text:style-name="P10"><text:span text:style-name="T192">Побочное</text:span><text:span text:style-name="T193"/></text:p>
          </table:table-cell>
          <table:table-cell table:style-name="TableCell010408">
            <text:p text:style-name="P10"><text:span text:style-name="T194">1)<text:s/></text:span><text:span text:style-name="T195">Противник:</text:span></text:p>
            <text:p text:style-name="P10"><text:span text:style-name="T195">Вышибала: </text:span></text:p>
            <text:p text:style-name="P10"><text:span text:style-name="T195">вооружён ружьём. </text:span></text:p>
            <text:p text:style-name="P10"><text:span text:style-name="T195">Сила:3</text:span></text:p>
            <text:p text:style-name="P10"><text:span text:style-name="T195">Ловкость:2</text:span></text:p>
            <text:p text:style-name="P10"><text:span text:style-name="T195">Магия:0 </text:span></text:p>
            <text:p text:style-name="P10"><text:span text:style-name="T195">Удача:1 </text:span></text:p>
            <text:p text:style-name="P10"><text:span text:style-name="T195">меткость:2 </text:span></text:p>
            <text:p text:style-name="P10"><text:span text:style-name="T195">Восприятие:1.</text:span></text:p>
            <text:p text:style-name="P10"><text:span text:style-name="T196">2)<text:s/></text:span><text:span text:style-name="T197">Харон(вооружён мечом) </text:span></text:p>
            <text:p text:style-name="P10"><text:span text:style-name="T197">сила:2 </text:span></text:p>
            <text:p text:style-name="P10"><text:span text:style-name="T197">ловкость:3 </text:span></text:p>
            <text:p text:style-name="P10"><text:span text:style-name="T197">меткость:1 </text:span></text:p>
            <text:p text:style-name="P10"><text:span text:style-name="T197">восприятие:2 </text:span></text:p>
            <text:p text:style-name="P10"><text:span text:style-name="T197">удача:1 </text:span></text:p>
            <text:p text:style-name="P10"><text:span text:style-name="T197">магия:0 </text:span></text:p>
            <text:p text:style-name="P10"><text:span text:style-name="T197">Вира(вооружена луком) </text:span></text:p>
            <text:p text:style-name="P10"><text:span text:style-name="T197">сила:1 </text:span></text:p>
            <text:p text:style-name="P10"><text:span text:style-name="T197">ловкость:3 </text:span></text:p>
            <text:p text:style-name="P10"><text:span text:style-name="T197">меткость:3 </text:span></text:p>
            <text:p text:style-name="P10"><text:span text:style-name="T197">восприятие:2 </text:span></text:p>
            <text:p text:style-name="P10"><text:span text:style-name="T197">удача:1 </text:span></text:p>
            <text:p text:style-name="P10"><text:span text:style-name="T197">магия:0 </text:span></text:p>
            <text:p text:style-name="P10"><text:span text:style-name="T197">Так же двое кирианцев- солдат с параметрами: </text:span></text:p>
            <text:p text:style-name="P10"><text:span text:style-name="T197">сила:2 </text:span></text:p>
            <text:p text:style-name="P10"><text:span text:style-name="T197">ловкость:1 </text:span></text:p>
            <text:p text:style-name="P10"><text:span text:style-name="T197">меткость:1 </text:span></text:p>
            <text:p text:style-name="P10"><text:span text:style-name="T197">остальное-0.</text:span></text:p>
            <text:p text:style-name="P10"><text:span text:style-name="T198">3)<text:s/></text:span><text:span text:style-name="T199">Противники:Вышибала: </text:span></text:p>
            <text:p text:style-name="P10"><text:span text:style-name="T199">вооружён ружьём. </text:span></text:p>
            <text:p text:style-name="P10"><text:span text:style-name="T199">Сила:3</text:span></text:p>
            <text:p text:style-name="P10"><text:span text:style-name="T199">Ловкость:2</text:span></text:p>
            <text:p text:style-name="P10"><text:span text:style-name="T199">Магия:0 </text:span></text:p>
            <text:p text:style-name="P10"><text:span text:style-name="T199">Удача:1 </text:span></text:p>
            <text:p text:style-name="P10"><text:span text:style-name="T199">меткость:2 </text:span></text:p>
            <text:p text:style-name="P10"><text:span text:style-name="T199">Восприятие:1.</text:span></text:p>
            <text:p text:style-name="P10"><text:span text:style-name="T199">Харон(вооружён мечом) </text:span></text:p>
            <text:p text:style-name="P10"><text:span text:style-name="T199">сила:2 </text:span></text:p>
            <text:p text:style-name="P10"><text:span text:style-name="T199">ловкость:3 </text:span></text:p>
            <text:p text:style-name="P10"><text:span text:style-name="T199">меткость:1 </text:span></text:p>
            <text:p text:style-name="P10"><text:span text:style-name="T199">восприятие:2 </text:span></text:p>
            <text:p text:style-name="P10"><text:span text:style-name="T199">удача:1 </text:span></text:p>
            <text:p text:style-name="P10"><text:span text:style-name="T199">магия:0 </text:span></text:p>
            <text:p text:style-name="P10"><text:span text:style-name="T199">Вира(вооружена луком) </text:span></text:p>
            <text:p text:style-name="P10"><text:span text:style-name="T199">сила:1 </text:span></text:p>
            <text:p text:style-name="P10"><text:span text:style-name="T199">ловкость:3 </text:span></text:p>
            <text:p text:style-name="P10"><text:span text:style-name="T199">меткость:3 </text:span></text:p>
            <text:p text:style-name="P10"><text:span text:style-name="T199">восприятие:2 </text:span></text:p>
            <text:p text:style-name="P10"><text:span text:style-name="T199">удача:1 </text:span></text:p>
            <text:p text:style-name="P10"><text:span text:style-name="T199">магия:0 </text:span></text:p>
            <text:p text:style-name="P10"><text:span text:style-name="T199">Так же двое кирианцев- солдат с параметрами: </text:span></text:p>
            <text:p text:style-name="P10"><text:span text:style-name="T199">сила:2 </text:span></text:p>
            <text:p text:style-name="P10"><text:span text:style-name="T199">ловкость:1 </text:span></text:p>
            <text:p text:style-name="P10"><text:span text:style-name="T199">меткость:1 </text:span></text:p>
            <text:p text:style-name="P10"><text:span text:style-name="T199">остальное-0. </text:span></text:p>
            <text:p text:style-name="P10"><text:span text:style-name="T199">Союзники: </text:span></text:p>
            <text:p text:style-name="P10"><text:span text:style-name="T199">Капитан стражи(вооружён ружьём) </text:span></text:p>
            <text:p text:style-name="P10"><text:span text:style-name="T199">Сила:3 </text:span></text:p>
            <text:p text:style-name="P10"><text:span text:style-name="T199">Ловкость:2 </text:span></text:p>
            <text:p text:style-name="P10"><text:span text:style-name="T199">Меткость:5 </text:span></text:p>
            <text:p text:style-name="P10"><text:span text:style-name="T199">Магия:0 </text:span></text:p>
            <text:p text:style-name="P10"><text:span text:style-name="T199">Восприятие:3 </text:span></text:p>
            <text:p text:style-name="P10"><text:span text:style-name="T199">удача:2. </text:span></text:p>
            <text:p text:style-name="P10"><text:span text:style-name="T199">Стражник с клинком: </text:span></text:p>
            <text:p text:style-name="P10"><text:span text:style-name="T199">сила:3 </text:span></text:p>
            <text:p text:style-name="P10"><text:span text:style-name="T199">ловкость:2 </text:span></text:p>
            <text:p text:style-name="P10"><text:span text:style-name="T199">меткость:1 </text:span></text:p>
            <text:p text:style-name="P10"><text:span text:style-name="T199">восприятие:2 </text:span></text:p>
            <text:p text:style-name="P10"><text:span text:style-name="T199">магия:0 </text:span></text:p>
            <text:p text:style-name="P10"><text:span text:style-name="T199">удача:1 </text:span></text:p>
            <text:p text:style-name="P10"><text:span text:style-name="T199">Стражник с револьвером: </text:span></text:p>
            <text:p text:style-name="P10"><text:span text:style-name="T199">сила:1 </text:span></text:p>
            <text:p text:style-name="P10"><text:span text:style-name="T199">ловкость:5 </text:span></text:p>
            <text:p text:style-name="P10"><text:span text:style-name="T199">меткость:3 </text:span></text:p>
            <text:p text:style-name="P10"><text:span text:style-name="T199">магия:0 </text:span></text:p>
            <text:p text:style-name="P10"><text:span text:style-name="T199">удача:1 </text:span></text:p>
            <text:p text:style-name="P10"><text:span text:style-name="T199">восприятие:2. </text:span></text:p>
            <text:p text:style-name="P10"><text:span text:style-name="T200">4) </text:span></text:p>
            <text:p text:style-name="P10"><text:span text:style-name="T201">Бедняк(x2) </text:span></text:p>
            <text:p text:style-name="P10"><text:span text:style-name="T201">Сила:1 </text:span></text:p>
            <text:p text:style-name="P10"><text:span text:style-name="T201">Ловкость:2 </text:span></text:p>
            <text:p text:style-name="P10"><text:span text:style-name="T201">удача:3 </text:span></text:p>
            <text:p text:style-name="P10"><text:span text:style-name="T201">Магия:0 </text:span></text:p>
            <text:p text:style-name="P10"><text:span text:style-name="T201">Восприятие:1 </text:span></text:p>
            <text:p text:style-name="P10"><text:span text:style-name="T201">Меткость:2 </text:span></text:p>
            <text:p text:style-name="P10"><text:span text:style-name="T201">Прокажённый(x2): </text:span></text:p>
            <text:p text:style-name="P10"><text:span text:style-name="T201">Сила:2 </text:span></text:p>
            <text:p text:style-name="P10"><text:span text:style-name="T201">Магия:0 </text:span></text:p>
            <text:p text:style-name="P10"><text:span text:style-name="T201">Ловкость:1 </text:span></text:p>
            <text:p text:style-name="P10"><text:span text:style-name="T201">Восприятие:1 </text:span></text:p>
            <text:p text:style-name="P10"><text:span text:style-name="T201">удача:1 </text:span></text:p>
            <text:p text:style-name="P10"><text:span text:style-name="T201">При ударе накладывают отравление на 2 хода. Если игрок атакует их в рукопашную, он так же получает отравление на 2 хода.</text:span></text:p>
            <text:p text:style-name="P10"><text:span text:style-name="T202">5)<text:s/></text:span><text:span text:style-name="T203">Противники: </text:span></text:p>
            <text:p text:style-name="P10"><text:span text:style-name="T203">Охранник с ружьём: </text:span></text:p>
            <text:p text:style-name="P10"><text:span text:style-name="T203">Сила:3 </text:span></text:p>
            <text:p text:style-name="P10"><text:span text:style-name="T203">ловкость:1 </text:span></text:p>
            <text:p text:style-name="P10"><text:span text:style-name="T203">Меткость:4 </text:span></text:p>
            <text:p text:style-name="P10"><text:span text:style-name="T203">Восприятие: 2</text:span></text:p>
            <text:p text:style-name="P10"><text:span text:style-name="T203">Удача:3 </text:span></text:p>
            <text:p text:style-name="P10"><text:span text:style-name="T203">Магия:0<text:s text:c="2"/></text:span></text:p>
            <text:p text:style-name="P10"><text:span text:style-name="T203">Охранник с саблей: </text:span></text:p>
            <text:p text:style-name="P10"><text:span text:style-name="T203">Сила:2 </text:span></text:p>
            <text:p text:style-name="P10"><text:span text:style-name="T203">ловкость:2 </text:span></text:p>
            <text:p text:style-name="P10"><text:span text:style-name="T203">Меткость:1 </text:span></text:p>
            <text:p text:style-name="P10"><text:span text:style-name="T203">Восприятие: 4</text:span></text:p>
            <text:p text:style-name="P10"><text:span text:style-name="T203">Удача:1 </text:span></text:p>
            <text:p text:style-name="P10"><text:span text:style-name="T203">Магия:0<text:s text:c="2"/></text:span></text:p>
            <text:p text:style-name="P10"><text:span text:style-name="T203">Охранник с алебардой: </text:span></text:p>
            <text:p text:style-name="P10"><text:span text:style-name="T203">Сила:3 </text:span></text:p>
            <text:p text:style-name="P10"><text:span text:style-name="T203">ловкость:1 </text:span></text:p>
            <text:p text:style-name="P10"><text:span text:style-name="T203">Меткость:3 </text:span></text:p>
            <text:p text:style-name="P10"><text:span text:style-name="T203">Восприятие: 4</text:span></text:p>
            <text:p text:style-name="P10"><text:span text:style-name="T203">Удача:2 </text:span></text:p>
            <text:p text:style-name="P10"><text:span text:style-name="T203">Магия:0 </text:span></text:p>
            <text:p text:style-name="P10"><text:span text:style-name="T203">Капитан охраны(вооружён револьвером): </text:span></text:p>
            <text:p text:style-name="P10"><text:span text:style-name="T203">Сила:3 </text:span></text:p>
            <text:p text:style-name="P10"><text:span text:style-name="T203">ловкость:2 </text:span></text:p>
            <text:p text:style-name="P10"><text:span text:style-name="T203">Меткость:5 </text:span></text:p>
            <text:p text:style-name="P10"><text:span text:style-name="T203">Восприятие:4 </text:span></text:p>
            <text:p text:style-name="P10"><text:span text:style-name="T203">Удача:3 </text:span></text:p>
            <text:p text:style-name="P10"><text:span text:style-name="T203">Магия:0 </text:span></text:p>
            <text:p text:style-name="P10"><text:span text:style-name="T203">Союзники: </text:span></text:p>
            <text:p text:style-name="P10"><text:span text:style-name="T203">Вышибала: </text:span></text:p>
            <text:p text:style-name="P10"><text:span text:style-name="T203">вооружён ружьём. </text:span></text:p>
            <text:p text:style-name="P10"><text:span text:style-name="T203">Сила:3</text:span></text:p>
            <text:p text:style-name="P10"><text:span text:style-name="T203">Ловкость:2</text:span></text:p>
            <text:p text:style-name="P10"><text:span text:style-name="T203">Магия:0 </text:span></text:p>
            <text:p text:style-name="P10"><text:span text:style-name="T203">Удача:1 </text:span></text:p>
            <text:p text:style-name="P10"><text:span text:style-name="T203">меткость:2 </text:span></text:p>
            <text:p text:style-name="P10"><text:span text:style-name="T203">Восприятие:1. Харон(вооружён мечом) </text:span></text:p>
            <text:p text:style-name="P10"><text:span text:style-name="T203">сила:2 </text:span></text:p>
            <text:p text:style-name="P10"><text:span text:style-name="T203">ловкость:3 </text:span></text:p>
            <text:p text:style-name="P10"><text:span text:style-name="T203">меткость:1 </text:span></text:p>
            <text:p text:style-name="P10"><text:span text:style-name="T203">восприятие:2 </text:span></text:p>
            <text:p text:style-name="P10"><text:span text:style-name="T203">удача:1 </text:span></text:p>
            <text:p text:style-name="P10"><text:span text:style-name="T203">магия:0 </text:span></text:p>
            <text:p text:style-name="P10"><text:span text:style-name="T203">Вира(вооружена луком и ножами для ближнего боя). Имеет способность<text:s/></text:span><text:span text:style-name="T204">«</text:span><text:span text:style-name="T205">ярость убийцы</text:span><text:span text:style-name="T206">»(</text:span><text:span text:style-name="T207">в течение 3-х ходов может совершать 2 действия). </text:span></text:p>
            <text:p text:style-name="P10"><text:span text:style-name="T207">сила:1 </text:span></text:p>
            <text:p text:style-name="P10"><text:span text:style-name="T207">ловкость:3 </text:span></text:p>
            <text:p text:style-name="P10"><text:span text:style-name="T207">меткость:3 </text:span></text:p>
            <text:p text:style-name="P10"><text:span text:style-name="T207">восприятие:2 </text:span></text:p>
            <text:p text:style-name="P10"><text:span text:style-name="T207">удача:1 </text:span></text:p>
            <text:p text:style-name="P10"><text:span text:style-name="T207">магия:0 </text:span></text:p>
            <text:p text:style-name="P10"><text:span text:style-name="T207">Так же двое кирианцев- солдат с параметрами: </text:span></text:p>
            <text:p text:style-name="P10"><text:span text:style-name="T207">сила:2 </text:span></text:p>
            <text:p text:style-name="P10"><text:span text:style-name="T207">ловкость:1 </text:span></text:p>
            <text:p text:style-name="P10"><text:span text:style-name="T207">меткость:1 </text:span></text:p>
            <text:p text:style-name="P10"><text:span text:style-name="T207">остальное-0.</text:span></text:p>
            <text:p text:style-name="P10"><text:span text:style-name="T208">6)<text:s/></text:span><text:span text:style-name="T209">Противники:Охранник с алебардой: </text:span></text:p>
            <text:p text:style-name="P10"><text:span text:style-name="T209">Сила:3 </text:span></text:p>
            <text:p text:style-name="P10"><text:span text:style-name="T209">ловкость:1 </text:span></text:p>
            <text:p text:style-name="P10"><text:span text:style-name="T209">Меткость:3 </text:span></text:p>
            <text:p text:style-name="P10"><text:span text:style-name="T209">Восприятие: 4</text:span></text:p>
            <text:p text:style-name="P10"><text:span text:style-name="T209">Удача:2 </text:span></text:p>
            <text:p text:style-name="P10"><text:span text:style-name="T209">Магия:0 </text:span></text:p>
            <text:p text:style-name="P10"><text:span text:style-name="T209">Капитан охраны(вооружён револьвером): </text:span></text:p>
            <text:p text:style-name="P10"><text:span text:style-name="T209">Сила:3 </text:span></text:p>
            <text:p text:style-name="P10"><text:span text:style-name="T209">ловкость:2 </text:span></text:p>
            <text:p text:style-name="P10"><text:span text:style-name="T209">Меткость:5 </text:span></text:p>
            <text:p text:style-name="P10"><text:span text:style-name="T209">Восприятие:4 </text:span></text:p>
            <text:p text:style-name="P10"><text:span text:style-name="T209">Удача:3 </text:span></text:p>
            <text:p text:style-name="P10"><text:span text:style-name="T209">Магия:0 </text:span></text:p>
            <text:p text:style-name="P10"><text:span text:style-name="T209">Союзники:</text:span></text:p>
            <text:p text:style-name="P10"><text:span text:style-name="T210"><text:s/></text:span></text:p>
            <text:p text:style-name="P10"><text:span text:style-name="T210"><text:s/></text:span><text:span text:style-name="T211">Вира(вооружена луком и ножами для ближнего боя). Имеет способность<text:s/></text:span><text:span text:style-name="T212">«</text:span><text:span text:style-name="T213">ярость убийцы</text:span><text:span text:style-name="T214">»(</text:span><text:span text:style-name="T215">в течение 3-х ходов может совершать 2 действия). </text:span></text:p>
            <text:p text:style-name="P10"><text:span text:style-name="T215">сила:1 </text:span></text:p>
            <text:p text:style-name="P10"><text:span text:style-name="T215">ловкость:3 </text:span></text:p>
            <text:p text:style-name="P10"><text:span text:style-name="T215">меткость:3 </text:span></text:p>
            <text:p text:style-name="P10"><text:span text:style-name="T215">восприятие:2 </text:span></text:p>
            <text:p text:style-name="P10"><text:span text:style-name="T215">удача:1 </text:span></text:p>
            <text:p text:style-name="P10"><text:span text:style-name="T215">магия:0 </text:span></text:p>
            <text:p text:style-name="P10"><text:span text:style-name="T215">Так же двое кирианцев- солдат с параметрами: </text:span></text:p>
            <text:p text:style-name="P10"><text:span text:style-name="T215">сила:2 </text:span></text:p>
            <text:p text:style-name="P10"><text:span text:style-name="T215">ловкость:1 </text:span></text:p>
            <text:p text:style-name="P10"><text:span text:style-name="T215">меткость:1 </text:span></text:p>
            <text:p text:style-name="P10"><text:span text:style-name="T215">остальное-0. </text:span></text:p>
            <text:p text:style-name="P10"><text:span text:style-name="T216">7)<text:s/></text:span><text:span text:style-name="T217">Противники: </text:span></text:p>
            <text:p text:style-name="P10"><text:span text:style-name="T217">Стражник с мечом</text:span></text:p>
            <text:p text:style-name="P10"><text:span text:style-name="T217">Сила: 4</text:span></text:p>
            <text:p text:style-name="P10"><text:span text:style-name="T217">Ловкость:1 </text:span></text:p>
            <text:p text:style-name="P10"><text:span text:style-name="T217">Меткость:2 </text:span></text:p>
            <text:p text:style-name="P10"><text:span text:style-name="T217">Восприятие:3 </text:span></text:p>
            <text:p text:style-name="P10"><text:span text:style-name="T217">удача:1 </text:span></text:p>
            <text:p text:style-name="P10"><text:span text:style-name="T217">магия:0 </text:span></text:p>
            <text:p text:style-name="P10"><text:span text:style-name="T217">Стражник с аркебузой: </text:span></text:p>
            <text:p text:style-name="P10"><text:span text:style-name="T217">сила:1 </text:span></text:p>
            <text:p text:style-name="P10"><text:span text:style-name="T217">ловкость:1 </text:span></text:p>
            <text:p text:style-name="P10"><text:span text:style-name="T217">Меткость:4 </text:span></text:p>
            <text:p text:style-name="P10"><text:span text:style-name="T217">восприятие:4 </text:span></text:p>
            <text:p text:style-name="P10"><text:span text:style-name="T217">удача:3 </text:span></text:p>
            <text:p text:style-name="P10"><text:span text:style-name="T217">магия:0 </text:span></text:p>
            <text:p text:style-name="P10"><text:span text:style-name="T217">Стражник с гизармой: </text:span></text:p>
            <text:p text:style-name="P10"><text:span text:style-name="T217">Сила:5 </text:span></text:p>
            <text:p text:style-name="P10"><text:span text:style-name="T217">ловкость:1 </text:span></text:p>
            <text:p text:style-name="P10"><text:span text:style-name="T217">меткость:1 </text:span></text:p>
            <text:p text:style-name="P10"><text:span text:style-name="T217">Магия:0 </text:span></text:p>
            <text:p text:style-name="P10"><text:span text:style-name="T217">удача:2 </text:span></text:p>
            <text:p text:style-name="P10"><text:span text:style-name="T217">Восприятие:1 </text:span></text:p>
            <text:p text:style-name="P10"><text:span text:style-name="T217">Союзники: </text:span></text:p>
            <text:p text:style-name="P10"><text:span text:style-name="T218"/></text:p>
            <text:p text:style-name="P10"><text:span text:style-name="T219">Харон(вооружён мечом) </text:span></text:p>
            <text:p text:style-name="P10"><text:span text:style-name="T219">сила:2 </text:span></text:p>
            <text:p text:style-name="P10"><text:span text:style-name="T219">ловкость:3 </text:span></text:p>
            <text:p text:style-name="P10"><text:span text:style-name="T219">меткость:1 </text:span></text:p>
            <text:p text:style-name="P10"><text:span text:style-name="T219">восприятие:2 </text:span></text:p>
            <text:p text:style-name="P10"><text:span text:style-name="T219">удача:1 </text:span></text:p>
            <text:p text:style-name="P10"><text:span text:style-name="T219">магия:0 </text:span></text:p>
            <text:p text:style-name="P10"><text:span text:style-name="T219">Вира(вооружена луком и ножами для ближнего боя). Имеет способность<text:s/></text:span><text:span text:style-name="T220">«</text:span><text:span text:style-name="T221">ярость убийцы</text:span><text:span text:style-name="T222">»(</text:span><text:span text:style-name="T223">в течение 3-х ходов может совершать 2 действия). </text:span></text:p>
            <text:p text:style-name="P10"><text:span text:style-name="T223">сила:1 </text:span></text:p>
            <text:p text:style-name="P10"><text:span text:style-name="T223">ловкость:3 </text:span></text:p>
            <text:p text:style-name="P10"><text:span text:style-name="T223">меткость:3 </text:span></text:p>
            <text:p text:style-name="P10"><text:span text:style-name="T223">восприятие:2 </text:span></text:p>
            <text:p text:style-name="P10"><text:span text:style-name="T223">удача:1 </text:span></text:p>
            <text:p text:style-name="P10"><text:span text:style-name="T223">магия:0 </text:span></text:p>
            <text:p text:style-name="P10"><text:span text:style-name="T223">Так же двое кирианцев- солдат с параметрами: </text:span></text:p>
            <text:p text:style-name="P10"><text:span text:style-name="T223">сила:2 </text:span></text:p>
            <text:p text:style-name="P10"><text:span text:style-name="T223">ловкость:1 </text:span></text:p>
            <text:p text:style-name="P10"><text:span text:style-name="T223">меткость:1 </text:span></text:p>
            <text:p text:style-name="P10"><text:span text:style-name="T223">остальное-0. </text:span></text:p>
            <text:p text:style-name="P10"><text:span text:style-name="T223">Если здоровье Харона, Виры или одного из кирианцев( только одного) доходит до 0, они не погибают, а получают рану. Как следствие- не участвуют в боях, но участвуют в диалогах и следуют за игроком.</text:span></text:p>
            <text:p text:style-name="P10"><text:span text:style-name="T224"/></text:p>
          </table:table-cell>
        </table:table-row>
        <table:table-row table:style-name="TableRow0105">
          <table:table-cell table:style-name="TableCell010500">
            <text:p text:style-name="P12"><text:span text:style-name="T224"/></text:p>
          </table:table-cell>
          <table:table-cell table:style-name="TableCell010501">
            <text:p text:style-name="P12"><text:span text:style-name="T224"/></text:p>
          </table:table-cell>
          <table:table-cell table:style-name="TableCell010502">
            <text:p text:style-name="P12"><text:span text:style-name="T224"/></text:p>
          </table:table-cell>
          <table:table-cell table:style-name="TableCell010503">
            <text:p text:style-name="P12"><text:span text:style-name="T224"/></text:p>
          </table:table-cell>
          <table:table-cell table:style-name="TableCell010504">
            <text:p text:style-name="P12"><text:span text:style-name="T224"/></text:p>
          </table:table-cell>
          <table:table-cell table:style-name="TableCell010505">
            <text:p text:style-name="P12"><text:span text:style-name="T224"/></text:p>
          </table:table-cell>
          <table:table-cell table:style-name="TableCell010506">
            <text:p text:style-name="P12"><text:span text:style-name="T224"/></text:p>
          </table:table-cell>
          <table:table-cell table:style-name="TableCell010507">
            <text:p text:style-name="P12"><text:span text:style-name="T224"/></text:p>
          </table:table-cell>
          <table:table-cell table:style-name="TableCell010508">
            <text:p text:style-name="P12"><text:span text:style-name="T224"/></text:p>
          </table:table-cell>
        </table:table-row>
        <table:table-row table:style-name="TableRow0106">
          <table:table-cell table:style-name="TableCell010600">
            <text:p text:style-name="P14"><text:span text:style-name="T224"/></text:p>
          </table:table-cell>
          <table:table-cell table:style-name="TableCell010601">
            <text:p text:style-name="P14"><text:span text:style-name="T224"/></text:p>
          </table:table-cell>
          <table:table-cell table:style-name="TableCell010602">
            <text:p text:style-name="P14"><text:span text:style-name="T224"/></text:p>
          </table:table-cell>
          <table:table-cell table:style-name="TableCell010603">
            <text:p text:style-name="P14"><text:span text:style-name="T224"/></text:p>
          </table:table-cell>
          <table:table-cell table:style-name="TableCell010604">
            <text:p text:style-name="P14"><text:span text:style-name="T224"/></text:p>
          </table:table-cell>
          <table:table-cell table:style-name="TableCell010605">
            <text:p text:style-name="P14"><text:span text:style-name="T224"/></text:p>
          </table:table-cell>
          <table:table-cell table:style-name="TableCell010606">
            <text:p text:style-name="P14"><text:span text:style-name="T224"/></text:p>
          </table:table-cell>
          <table:table-cell table:style-name="TableCell010607">
            <text:p text:style-name="P14"><text:span text:style-name="T224"/></text:p>
          </table:table-cell>
          <table:table-cell table:style-name="TableCell010608">
            <text:p text:style-name="P14"><text:span text:style-name="T224"/></text:p>
          </table:table-cell>
        </table:table-row>
        <table:table-row table:style-name="TableRow0107">
          <table:table-cell table:style-name="TableCell010700">
            <text:p text:style-name="P16"><text:span text:style-name="T224"/></text:p>
          </table:table-cell>
          <table:table-cell table:style-name="TableCell010701">
            <text:p text:style-name="P16"><text:span text:style-name="T224"/></text:p>
          </table:table-cell>
          <table:table-cell table:style-name="TableCell010702">
            <text:p text:style-name="P16"><text:span text:style-name="T224"/></text:p>
          </table:table-cell>
          <table:table-cell table:style-name="TableCell010703">
            <text:p text:style-name="P16"><text:span text:style-name="T224"/></text:p>
          </table:table-cell>
          <table:table-cell table:style-name="TableCell010704">
            <text:p text:style-name="P16"><text:span text:style-name="T224"/></text:p>
          </table:table-cell>
          <table:table-cell table:style-name="TableCell010705">
            <text:p text:style-name="P16"><text:span text:style-name="T224"/></text:p>
          </table:table-cell>
          <table:table-cell table:style-name="TableCell010706">
            <text:p text:style-name="P16"><text:span text:style-name="T224"/></text:p>
          </table:table-cell>
          <table:table-cell table:style-name="TableCell010707">
            <text:p text:style-name="P16"><text:span text:style-name="T224"/></text:p>
          </table:table-cell>
          <table:table-cell table:style-name="TableCell010708">
            <text:p text:style-name="P16"><text:span text:style-name="T224"/></text:p>
          </table:table-cell>
        </table:table-row>
        <table:table-row table:style-name="TableRow0108">
          <table:table-cell table:style-name="TableCell010800">
            <text:p text:style-name="P18"><text:span text:style-name="T224"/></text:p>
          </table:table-cell>
          <table:table-cell table:style-name="TableCell010801">
            <text:p text:style-name="P18"><text:span text:style-name="T224"/></text:p>
          </table:table-cell>
          <table:table-cell table:style-name="TableCell010802">
            <text:p text:style-name="P18"><text:span text:style-name="T224"/></text:p>
          </table:table-cell>
          <table:table-cell table:style-name="TableCell010803">
            <text:p text:style-name="P18"><text:span text:style-name="T224"/></text:p>
          </table:table-cell>
          <table:table-cell table:style-name="TableCell010804">
            <text:p text:style-name="P18"><text:span text:style-name="T224"/></text:p>
          </table:table-cell>
          <table:table-cell table:style-name="TableCell010805">
            <text:p text:style-name="P18"><text:span text:style-name="T224"/></text:p>
          </table:table-cell>
          <table:table-cell table:style-name="TableCell010806">
            <text:p text:style-name="P18"><text:span text:style-name="T224"/></text:p>
          </table:table-cell>
          <table:table-cell table:style-name="TableCell010807">
            <text:p text:style-name="P18"><text:span text:style-name="T224"/></text:p>
          </table:table-cell>
          <table:table-cell table:style-name="TableCell010808">
            <text:p text:style-name="P18"><text:span text:style-name="T224"/></text:p>
          </table:table-cell>
        </table:table-row>
        <table:table-row table:style-name="TableRow0109">
          <table:table-cell table:style-name="TableCell010900">
            <text:p text:style-name="P20"><text:span text:style-name="T224"/></text:p>
          </table:table-cell>
          <table:table-cell table:style-name="TableCell010901">
            <text:p text:style-name="P20"><text:span text:style-name="T224"/></text:p>
          </table:table-cell>
          <table:table-cell table:style-name="TableCell010902">
            <text:p text:style-name="P20"><text:span text:style-name="T224"/></text:p>
          </table:table-cell>
          <table:table-cell table:style-name="TableCell010903">
            <text:p text:style-name="P20"><text:span text:style-name="T224"/></text:p>
          </table:table-cell>
          <table:table-cell table:style-name="TableCell010904">
            <text:p text:style-name="P20"><text:span text:style-name="T224"/></text:p>
          </table:table-cell>
          <table:table-cell table:style-name="TableCell010905">
            <text:p text:style-name="P20"><text:span text:style-name="T224"/></text:p>
          </table:table-cell>
          <table:table-cell table:style-name="TableCell010906">
            <text:p text:style-name="P20"><text:span text:style-name="T224"/></text:p>
          </table:table-cell>
          <table:table-cell table:style-name="TableCell010907">
            <text:p text:style-name="P20"><text:span text:style-name="T224"/></text:p>
          </table:table-cell>
          <table:table-cell table:style-name="TableCell010908">
            <text:p text:style-name="P20"><text:span text:style-name="T224"/></text:p>
          </table:table-cell>
        </table:table-row>
        <table:table-row table:style-name="TableRow0110">
          <table:table-cell table:style-name="TableCell011000">
            <text:p text:style-name="P22"><text:span text:style-name="T224"/></text:p>
          </table:table-cell>
          <table:table-cell table:style-name="TableCell011001">
            <text:p text:style-name="P22"><text:span text:style-name="T224"/></text:p>
          </table:table-cell>
          <table:table-cell table:style-name="TableCell011002">
            <text:p text:style-name="P22"><text:span text:style-name="T224"/></text:p>
          </table:table-cell>
          <table:table-cell table:style-name="TableCell011003">
            <text:p text:style-name="P22"><text:span text:style-name="T224"/></text:p>
          </table:table-cell>
          <table:table-cell table:style-name="TableCell011004">
            <text:p text:style-name="P22"><text:span text:style-name="T224"/></text:p>
          </table:table-cell>
          <table:table-cell table:style-name="TableCell011005">
            <text:p text:style-name="P22"><text:span text:style-name="T224"/></text:p>
          </table:table-cell>
          <table:table-cell table:style-name="TableCell011006">
            <text:p text:style-name="P22"><text:span text:style-name="T224"/></text:p>
          </table:table-cell>
          <table:table-cell table:style-name="TableCell011007">
            <text:p text:style-name="P22"><text:span text:style-name="T224"/></text:p>
          </table:table-cell>
          <table:table-cell table:style-name="TableCell011008">
            <text:p text:style-name="P22"><text:span text:style-name="T224"/></text:p>
          </table:table-cell>
        </table:table-row>
        <table:table-row table:style-name="TableRow0111">
          <table:table-cell table:style-name="TableCell011100">
            <text:p text:style-name="P24"><text:span text:style-name="T224"/></text:p>
          </table:table-cell>
          <table:table-cell table:style-name="TableCell011101">
            <text:p text:style-name="P24"><text:span text:style-name="T224"/></text:p>
          </table:table-cell>
          <table:table-cell table:style-name="TableCell011102">
            <text:p text:style-name="P24"><text:span text:style-name="T224"/></text:p>
          </table:table-cell>
          <table:table-cell table:style-name="TableCell011103">
            <text:p text:style-name="P24"><text:span text:style-name="T224"/></text:p>
          </table:table-cell>
          <table:table-cell table:style-name="TableCell011104">
            <text:p text:style-name="P24"><text:span text:style-name="T224"/></text:p>
          </table:table-cell>
          <table:table-cell table:style-name="TableCell011105">
            <text:p text:style-name="P24"><text:span text:style-name="T224"/></text:p>
          </table:table-cell>
          <table:table-cell table:style-name="TableCell011106">
            <text:p text:style-name="P24"><text:span text:style-name="T224"/></text:p>
          </table:table-cell>
          <table:table-cell table:style-name="TableCell011107">
            <text:p text:style-name="P24"><text:span text:style-name="T224"/></text:p>
          </table:table-cell>
          <table:table-cell table:style-name="TableCell011108">
            <text:p text:style-name="P24"><text:span text:style-name="T224"/></text:p>
          </table:table-cell>
        </table:table-row>
        <table:table-row table:style-name="TableRow0112">
          <table:table-cell table:style-name="TableCell011200">
            <text:p text:style-name="P26"><text:span text:style-name="T224"/></text:p>
          </table:table-cell>
          <table:table-cell table:style-name="TableCell011201">
            <text:p text:style-name="P26"><text:span text:style-name="T224"/></text:p>
          </table:table-cell>
          <table:table-cell table:style-name="TableCell011202">
            <text:p text:style-name="P26"><text:span text:style-name="T224"/></text:p>
          </table:table-cell>
          <table:table-cell table:style-name="TableCell011203">
            <text:p text:style-name="P26"><text:span text:style-name="T224"/></text:p>
          </table:table-cell>
          <table:table-cell table:style-name="TableCell011204">
            <text:p text:style-name="P26"><text:span text:style-name="T224"/></text:p>
          </table:table-cell>
          <table:table-cell table:style-name="TableCell011205">
            <text:p text:style-name="P26"><text:span text:style-name="T224"/></text:p>
          </table:table-cell>
          <table:table-cell table:style-name="TableCell011206">
            <text:p text:style-name="P26"><text:span text:style-name="T224"/></text:p>
          </table:table-cell>
          <table:table-cell table:style-name="TableCell011207">
            <text:p text:style-name="P26"><text:span text:style-name="T224"/></text:p>
          </table:table-cell>
          <table:table-cell table:style-name="TableCell011208">
            <text:p text:style-name="P26"><text:span text:style-name="T224"/></text:p>
          </table:table-cell>
        </table:table-row>
        <table:table-row table:style-name="TableRow0113">
          <table:table-cell table:style-name="TableCell011300">
            <text:p text:style-name="P28"><text:span text:style-name="T224"/></text:p>
          </table:table-cell>
          <table:table-cell table:style-name="TableCell011301">
            <text:p text:style-name="P28"><text:span text:style-name="T224"/></text:p>
          </table:table-cell>
          <table:table-cell table:style-name="TableCell011302">
            <text:p text:style-name="P28"><text:span text:style-name="T224"/></text:p>
          </table:table-cell>
          <table:table-cell table:style-name="TableCell011303">
            <text:p text:style-name="P28"><text:span text:style-name="T224"/></text:p>
          </table:table-cell>
          <table:table-cell table:style-name="TableCell011304">
            <text:p text:style-name="P28"><text:span text:style-name="T224"/></text:p>
          </table:table-cell>
          <table:table-cell table:style-name="TableCell011305">
            <text:p text:style-name="P28"><text:span text:style-name="T224"/></text:p>
          </table:table-cell>
          <table:table-cell table:style-name="TableCell011306">
            <text:p text:style-name="P28"><text:span text:style-name="T224"/></text:p>
          </table:table-cell>
          <table:table-cell table:style-name="TableCell011307">
            <text:p text:style-name="P28"><text:span text:style-name="T224"/></text:p>
          </table:table-cell>
          <table:table-cell table:style-name="TableCell011308">
            <text:p text:style-name="P28"><text:span text:style-name="T224"/></text:p>
          </table:table-cell>
        </table:table-row>
        <table:table-row table:style-name="TableRow0114">
          <table:table-cell table:style-name="TableCell011400">
            <text:p text:style-name="P30"><text:span text:style-name="T224"/></text:p>
          </table:table-cell>
          <table:table-cell table:style-name="TableCell011401">
            <text:p text:style-name="P30"><text:span text:style-name="T224"/></text:p>
          </table:table-cell>
          <table:table-cell table:style-name="TableCell011402">
            <text:p text:style-name="P30"><text:span text:style-name="T224"/></text:p>
          </table:table-cell>
          <table:table-cell table:style-name="TableCell011403">
            <text:p text:style-name="P30"><text:span text:style-name="T224"/></text:p>
          </table:table-cell>
          <table:table-cell table:style-name="TableCell011404">
            <text:p text:style-name="P30"><text:span text:style-name="T224"/></text:p>
          </table:table-cell>
          <table:table-cell table:style-name="TableCell011405">
            <text:p text:style-name="P30"><text:span text:style-name="T224"/></text:p>
          </table:table-cell>
          <table:table-cell table:style-name="TableCell011406">
            <text:p text:style-name="P30"><text:span text:style-name="T224"/></text:p>
          </table:table-cell>
          <table:table-cell table:style-name="TableCell011407">
            <text:p text:style-name="P30"><text:span text:style-name="T224"/></text:p>
          </table:table-cell>
          <table:table-cell table:style-name="TableCell011408">
            <text:p text:style-name="P30"><text:span text:style-name="T224"/></text:p>
          </table:table-cell>
        </table:table-row>
        <table:table-row table:style-name="TableRow0115">
          <table:table-cell table:style-name="TableCell011500">
            <text:p text:style-name="P32"><text:span text:style-name="T224"/></text:p>
          </table:table-cell>
          <table:table-cell table:style-name="TableCell011501">
            <text:p text:style-name="P32"><text:span text:style-name="T224"/></text:p>
          </table:table-cell>
          <table:table-cell table:style-name="TableCell011502">
            <text:p text:style-name="P32"><text:span text:style-name="T224"/></text:p>
          </table:table-cell>
          <table:table-cell table:style-name="TableCell011503">
            <text:p text:style-name="P32"><text:span text:style-name="T224"/></text:p>
          </table:table-cell>
          <table:table-cell table:style-name="TableCell011504">
            <text:p text:style-name="P32"><text:span text:style-name="T224"/></text:p>
          </table:table-cell>
          <table:table-cell table:style-name="TableCell011505">
            <text:p text:style-name="P32"><text:span text:style-name="T224"/></text:p>
          </table:table-cell>
          <table:table-cell table:style-name="TableCell011506">
            <text:p text:style-name="P32"><text:span text:style-name="T224"/></text:p>
          </table:table-cell>
          <table:table-cell table:style-name="TableCell011507">
            <text:p text:style-name="P32"><text:span text:style-name="T224"/></text:p>
          </table:table-cell>
          <table:table-cell table:style-name="TableCell011508">
            <text:p text:style-name="P32"><text:span text:style-name="T224"/></text:p>
          </table:table-cell>
        </table:table-row>
        <table:table-row table:style-name="TableRow0116">
          <table:table-cell table:style-name="TableCell011600">
            <text:p text:style-name="P34"><text:span text:style-name="T224"/></text:p>
          </table:table-cell>
          <table:table-cell table:style-name="TableCell011601">
            <text:p text:style-name="P34"><text:span text:style-name="T224"/></text:p>
          </table:table-cell>
          <table:table-cell table:style-name="TableCell011602">
            <text:p text:style-name="P34"><text:span text:style-name="T224"/></text:p>
          </table:table-cell>
          <table:table-cell table:style-name="TableCell011603">
            <text:p text:style-name="P34"><text:span text:style-name="T224"/></text:p>
          </table:table-cell>
          <table:table-cell table:style-name="TableCell011604">
            <text:p text:style-name="P34"><text:span text:style-name="T224"/></text:p>
          </table:table-cell>
          <table:table-cell table:style-name="TableCell011605">
            <text:p text:style-name="P34"><text:span text:style-name="T224"/></text:p>
          </table:table-cell>
          <table:table-cell table:style-name="TableCell011606">
            <text:p text:style-name="P34"><text:span text:style-name="T224"/></text:p>
          </table:table-cell>
          <table:table-cell table:style-name="TableCell011607">
            <text:p text:style-name="P34"><text:span text:style-name="T224"/></text:p>
          </table:table-cell>
          <table:table-cell table:style-name="TableCell011608">
            <text:p text:style-name="P34"><text:span text:style-name="T224"/></text:p>
          </table:table-cell>
        </table:table-row>
        <table:table-row table:style-name="TableRow0117">
          <table:table-cell table:style-name="TableCell011700">
            <text:p text:style-name="P36"><text:span text:style-name="T224"/></text:p>
          </table:table-cell>
          <table:table-cell table:style-name="TableCell011701">
            <text:p text:style-name="P36"><text:span text:style-name="T224"/></text:p>
          </table:table-cell>
          <table:table-cell table:style-name="TableCell011702">
            <text:p text:style-name="P36"><text:span text:style-name="T224"/></text:p>
          </table:table-cell>
          <table:table-cell table:style-name="TableCell011703">
            <text:p text:style-name="P36"><text:span text:style-name="T224"/></text:p>
          </table:table-cell>
          <table:table-cell table:style-name="TableCell011704">
            <text:p text:style-name="P36"><text:span text:style-name="T224"/></text:p>
          </table:table-cell>
          <table:table-cell table:style-name="TableCell011705">
            <text:p text:style-name="P36"><text:span text:style-name="T224"/></text:p>
          </table:table-cell>
          <table:table-cell table:style-name="TableCell011706">
            <text:p text:style-name="P36"><text:span text:style-name="T224"/></text:p>
          </table:table-cell>
          <table:table-cell table:style-name="TableCell011707">
            <text:p text:style-name="P36"><text:span text:style-name="T224"/></text:p>
          </table:table-cell>
          <table:table-cell table:style-name="TableCell011708">
            <text:p text:style-name="P36"><text:span text:style-name="T224"/></text:p>
          </table:table-cell>
        </table:table-row>
      </table:table>
      <text:p text:style-name="P38"><text:span text:style-name="T2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